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6cm" style:rel-column-width="3212*"/>
    </style:style>
    <style:style style:name="Tableau1.B" style:family="table-column">
      <style:table-column-properties style:column-width="5.667cm" style:rel-column-width="321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1" style:family="table-row">
      <style:table-row-properties style:min-row-height="0.60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6cm" style:rel-column-width="3212*"/>
    </style:style>
    <style:style style:name="Tableau3.B" style:family="table-column">
      <style:table-column-properties style:column-width="5.667cm" style:rel-column-width="321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6cm" style:rel-column-width="3212*"/>
    </style:style>
    <style:style style:name="Tableau4.B" style:family="table-column">
      <style:table-column-properties style:column-width="5.667cm" style:rel-column-width="321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6cm" style:rel-column-width="3212*"/>
    </style:style>
    <style:style style:name="Tableau6.B" style:family="table-column">
      <style:table-column-properties style:column-width="5.667cm" style:rel-column-width="3213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6cm" style:rel-column-width="3212*"/>
    </style:style>
    <style:style style:name="Tableau7.B" style:family="table-column">
      <style:table-column-properties style:column-width="5.667cm" style:rel-column-width="3213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2" style:family="table-row">
      <style:table-row-properties style:min-row-height="0.76cm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5.666cm" style:rel-column-width="3212*"/>
    </style:style>
    <style:style style:name="Tableau8.B" style:family="table-column">
      <style:table-column-properties style:column-width="5.667cm" style:rel-column-width="3213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2" style:family="table-row">
      <style:table-row-properties style:min-row-height="0.76cm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6cm" style:rel-column-width="3212*"/>
    </style:style>
    <style:style style:name="Tableau9.B" style:family="table-column">
      <style:table-column-properties style:column-width="5.667cm" style:rel-column-width="3213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2" style:family="table-row">
      <style:table-row-properties style:min-row-height="0.76cm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5.666cm" style:rel-column-width="3212*"/>
    </style:style>
    <style:style style:name="Tableau10.B" style:family="table-column">
      <style:table-column-properties style:column-width="5.667cm" style:rel-column-width="3213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2" style:family="table-row">
      <style:table-row-properties style:min-row-height="0.76cm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6cm" style:rel-column-width="3212*"/>
    </style:style>
    <style:style style:name="Tableau11.B" style:family="table-column">
      <style:table-column-properties style:column-width="5.667cm" style:rel-column-width="3213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2" style:family="table-row">
      <style:table-row-properties style:min-row-height="0.76cm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666cm" style:rel-column-width="3212*"/>
    </style:style>
    <style:style style:name="Tableau12.B" style:family="table-column">
      <style:table-column-properties style:column-width="5.667cm" style:rel-column-width="3213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5.666cm" style:rel-column-width="3212*"/>
    </style:style>
    <style:style style:name="Tableau13.B" style:family="table-column">
      <style:table-column-properties style:column-width="5.667cm" style:rel-column-width="3213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666cm" style:rel-column-width="3212*"/>
    </style:style>
    <style:style style:name="Tableau14.B" style:family="table-column">
      <style:table-column-properties style:column-width="5.667cm" style:rel-column-width="3213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2" style:family="table-row">
      <style:table-row-properties style:min-row-height="0.76cm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5.666cm" style:rel-column-width="3212*"/>
    </style:style>
    <style:style style:name="Tableau15.B" style:family="table-column">
      <style:table-column-properties style:column-width="5.667cm" style:rel-column-width="3213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2" style:family="table-row">
      <style:table-row-properties style:min-row-height="0.76cm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5.666cm" style:rel-column-width="3212*"/>
    </style:style>
    <style:style style:name="Tableau16.B" style:family="table-column">
      <style:table-column-properties style:column-width="5.667cm" style:rel-column-width="3213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2" style:family="table-row">
      <style:table-row-properties style:min-row-height="0.76cm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5.666cm" style:rel-column-width="3212*"/>
    </style:style>
    <style:style style:name="Tableau17.B" style:family="table-column">
      <style:table-column-properties style:column-width="5.667cm" style:rel-column-width="3213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2" style:family="table-row">
      <style:table-row-properties style:min-row-height="0.76cm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5.666cm" style:rel-column-width="3212*"/>
    </style:style>
    <style:style style:name="Tableau18.B" style:family="table-column">
      <style:table-column-properties style:column-width="5.667cm" style:rel-column-width="3213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5.666cm" style:rel-column-width="3212*"/>
    </style:style>
    <style:style style:name="Tableau19.B" style:family="table-column">
      <style:table-column-properties style:column-width="5.667cm" style:rel-column-width="3213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2" style:family="table-row">
      <style:table-row-properties style:min-row-height="0.76cm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5.666cm" style:rel-column-width="3212*"/>
    </style:style>
    <style:style style:name="Tableau20.B" style:family="table-column">
      <style:table-column-properties style:column-width="5.667cm" style:rel-column-width="3213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2" style:family="table-row">
      <style:table-row-properties style:min-row-height="0.76cm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5.666cm" style:rel-column-width="3212*"/>
    </style:style>
    <style:style style:name="Tableau21.B" style:family="table-column">
      <style:table-column-properties style:column-width="5.667cm" style:rel-column-width="3213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2" style:family="table-row">
      <style:table-row-properties style:min-row-height="0.76cm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5.666cm" style:rel-column-width="3212*"/>
    </style:style>
    <style:style style:name="Tableau22.B" style:family="table-column">
      <style:table-column-properties style:column-width="5.667cm" style:rel-column-width="3213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2" style:family="table-row">
      <style:table-row-properties style:min-row-height="0.76cm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5.666cm" style:rel-column-width="3212*"/>
    </style:style>
    <style:style style:name="Tableau23.B" style:family="table-column">
      <style:table-column-properties style:column-width="5.667cm" style:rel-column-width="3213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C1" style:family="table-cell">
      <style:table-cell-properties fo:padding="0.097cm" fo:border="0.05pt solid #000000"/>
    </style:style>
    <style:style style:name="Tableau23.2" style:family="table-row">
      <style:table-row-properties style:min-row-height="0.76cm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5.667cm" style:rel-column-width="21845*"/>
    </style:style>
    <style:style style:name="Tableau24.1" style:family="table-row">
      <style:table-row-properties style:min-row-height="0.609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Ubuntu" fo:font-size="11pt" officeooo:rsid="00106227" officeooo:paragraph-rsid="00106227" style:font-size-asian="11pt" style:font-size-complex="11pt"/>
    </style:style>
    <style:style style:name="P2" style:family="paragraph" style:parent-style-name="Standard">
      <style:text-properties style:use-window-font-color="true" style:font-name="Ubuntu" fo:font-size="11pt" officeooo:rsid="00106227" officeooo:paragraph-rsid="00211214" style:font-size-asian="11pt" style:font-size-complex="11pt"/>
    </style:style>
    <style:style style:name="P3" style:family="paragraph" style:parent-style-name="Standard">
      <style:text-properties style:use-window-font-color="true" style:font-name="Ubuntu" fo:font-size="11pt" officeooo:rsid="00106227" officeooo:paragraph-rsid="00278f32" style:font-size-asian="11pt" style:font-size-complex="11pt"/>
    </style:style>
    <style:style style:name="P4" style:family="paragraph" style:parent-style-name="Standard">
      <style:text-properties style:use-window-font-color="true" style:font-name="Ubuntu" fo:font-size="11pt" officeooo:rsid="00106227" officeooo:paragraph-rsid="0029098b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Ubuntu" fo:font-size="11pt" officeooo:rsid="00106227" officeooo:paragraph-rsid="002f6572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" fo:font-size="11pt" officeooo:rsid="00106227" officeooo:paragraph-rsid="00370331" style:font-size-asian="11pt" style:font-size-complex="11pt"/>
    </style:style>
    <style:style style:name="P7" style:family="paragraph" style:parent-style-name="Standard">
      <style:text-properties style:use-window-font-color="true" style:font-name="Ubuntu" fo:font-size="11pt" officeooo:rsid="00106227" officeooo:paragraph-rsid="003103cf" style:font-size-asian="11pt" style:font-size-complex="11pt"/>
    </style:style>
    <style:style style:name="P8" style:family="paragraph" style:parent-style-name="Standard">
      <style:text-properties style:use-window-font-color="true" style:font-name="Ubuntu" fo:font-size="11pt" officeooo:rsid="001a0c78" officeooo:paragraph-rsid="001a0c78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" fo:font-size="11pt" officeooo:rsid="001a0c78" officeooo:paragraph-rsid="0029098b" style:font-size-asian="11pt" style:font-size-complex="11pt"/>
    </style:style>
    <style:style style:name="P10" style:family="paragraph" style:parent-style-name="Standard">
      <style:text-properties style:use-window-font-color="true" style:font-name="Ubuntu" fo:font-size="11pt" officeooo:rsid="001a0c78" officeooo:paragraph-rsid="0029098b" style:font-size-asian="11pt" style:font-size-complex="11pt"/>
    </style:style>
    <style:style style:name="P11" style:family="paragraph" style:parent-style-name="Standard">
      <style:text-properties style:use-window-font-color="true" style:font-name="Ubuntu" fo:font-size="11pt" officeooo:rsid="001a0c78" officeooo:paragraph-rsid="002f6572" style:font-size-asian="11pt" style:font-size-complex="11pt"/>
    </style:style>
    <style:style style:name="P12" style:family="paragraph" style:parent-style-name="Standard">
      <style:text-properties style:use-window-font-color="true" style:font-name="Ubuntu" fo:font-size="11pt" officeooo:rsid="00179d86" officeooo:paragraph-rsid="00179d86" style:font-size-asian="11pt" style:font-size-complex="11pt"/>
    </style:style>
    <style:style style:name="P13" style:family="paragraph" style:parent-style-name="Standard">
      <style:text-properties style:use-window-font-color="true" style:font-name="Ubuntu" fo:font-size="11pt" officeooo:rsid="0014aaea" officeooo:paragraph-rsid="0014aaea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" fo:font-size="11pt" officeooo:rsid="0014aaea" officeooo:paragraph-rsid="00370331" style:font-size-asian="11pt" style:font-size-complex="11pt"/>
    </style:style>
    <style:style style:name="P15" style:family="paragraph" style:parent-style-name="Standard">
      <style:text-properties style:use-window-font-color="true" style:font-name="Ubuntu" fo:font-size="11pt" officeooo:paragraph-rsid="00106227" style:font-size-asian="11pt" style:font-size-complex="11pt"/>
    </style:style>
    <style:style style:name="P16" style:family="paragraph" style:parent-style-name="Standard">
      <style:text-properties style:use-window-font-color="true" style:font-name="Ubuntu" fo:font-size="11pt" officeooo:rsid="00225ca6" officeooo:paragraph-rsid="00225ca6" style:font-size-asian="11pt" style:font-size-complex="11pt"/>
    </style:style>
    <style:style style:name="P17" style:family="paragraph" style:parent-style-name="Standard">
      <style:text-properties style:use-window-font-color="true" style:font-name="Ubuntu" fo:font-size="11pt" officeooo:rsid="00225ca6" officeooo:paragraph-rsid="0029098b" style:font-size-asian="11pt" style:font-size-complex="11pt"/>
    </style:style>
    <style:style style:name="P18" style:family="paragraph" style:parent-style-name="Standard">
      <style:text-properties style:use-window-font-color="true" style:font-name="Ubuntu" fo:font-size="11pt" officeooo:rsid="0011be5e" officeooo:paragraph-rsid="0018c3a7" style:font-size-asian="11pt" style:font-size-complex="11pt"/>
    </style:style>
    <style:style style:name="P19" style:family="paragraph" style:parent-style-name="Standard">
      <style:text-properties style:use-window-font-color="true" style:font-name="Ubuntu" fo:font-size="11pt" officeooo:rsid="0011be5e" officeooo:paragraph-rsid="0029098b" style:font-size-asian="11pt" style:font-size-complex="11pt"/>
    </style:style>
    <style:style style:name="P20" style:family="paragraph" style:parent-style-name="Standard">
      <style:text-properties style:use-window-font-color="true" style:font-name="Ubuntu" fo:font-size="11pt" officeooo:rsid="0011be5e" officeooo:paragraph-rsid="002f6572" style:font-size-asian="11pt" style:font-size-complex="11pt"/>
    </style:style>
    <style:style style:name="P21" style:family="paragraph" style:parent-style-name="Standard">
      <style:text-properties style:use-window-font-color="true" style:font-name="Ubuntu" fo:font-size="11pt" officeooo:rsid="0011be5e" officeooo:paragraph-rsid="003103cf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Ubuntu" fo:font-size="11pt" officeooo:rsid="001c5de1" officeooo:paragraph-rsid="002f6572" style:font-size-asian="11pt" style:font-size-complex="11pt"/>
    </style:style>
    <style:style style:name="P23" style:family="paragraph" style:parent-style-name="Standard">
      <style:text-properties style:use-window-font-color="true" style:font-name="Ubuntu" fo:font-size="11pt" officeooo:rsid="0018c3a7" officeooo:paragraph-rsid="0018c3a7" style:font-size-asian="11pt" style:font-size-complex="11pt"/>
    </style:style>
    <style:style style:name="P24" style:family="paragraph" style:parent-style-name="Standard">
      <style:text-properties style:use-window-font-color="true" style:font-name="Ubuntu" fo:font-size="11pt" officeooo:rsid="002651c1" officeooo:paragraph-rsid="002651c1" style:font-size-asian="11pt" style:font-size-complex="11pt"/>
    </style:style>
    <style:style style:name="P25" style:family="paragraph" style:parent-style-name="Standard">
      <style:text-properties style:use-window-font-color="true" style:font-name="Ubuntu" fo:font-size="11pt" officeooo:rsid="00278f32" officeooo:paragraph-rsid="00278f32" style:font-size-asian="11pt" style:font-size-complex="11pt"/>
    </style:style>
    <style:style style:name="P26" style:family="paragraph" style:parent-style-name="Standard">
      <style:text-properties style:use-window-font-color="true" style:font-name="Ubuntu" fo:font-size="11pt" officeooo:rsid="002a4076" officeooo:paragraph-rsid="002a4076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Ubuntu" fo:font-size="11pt" fo:font-style="normal" officeooo:rsid="001b164b" officeooo:paragraph-rsid="001d4fe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Ubuntu" fo:font-size="11pt" fo:font-style="normal" officeooo:rsid="001b164b" officeooo:paragraph-rsid="00370331" style:font-size-asian="11pt" style:font-style-asian="normal" style:font-size-complex="11pt" style:font-style-complex="normal"/>
    </style:style>
    <style:style style:name="P29" style:family="paragraph" style:parent-style-name="Standard">
      <style:text-properties style:use-window-font-color="true" style:font-name="Ubuntu" fo:font-size="11pt" fo:font-style="normal" officeooo:rsid="001b164b" officeooo:paragraph-rsid="001b164b" style:font-size-asian="11pt" style:font-style-asian="normal" style:font-size-complex="11pt" style:font-style-complex="normal"/>
    </style:style>
    <style:style style:name="P30" style:family="paragraph" style:parent-style-name="Standard">
      <style:text-properties style:use-window-font-color="true" style:font-name="Ubuntu" fo:font-size="11pt" fo:font-style="normal" officeooo:rsid="001b164b" officeooo:paragraph-rsid="00370331" style:font-size-asian="11pt" style:font-style-asian="normal" style:font-size-complex="11pt" style:font-style-complex="normal"/>
    </style:style>
    <style:style style:name="P31" style:family="paragraph" style:parent-style-name="Standard">
      <style:text-properties style:use-window-font-color="true" style:font-name="Ubuntu" fo:font-size="11pt" fo:font-style="normal" officeooo:rsid="0014aaea" officeooo:paragraph-rsid="0014aaea" style:font-size-asian="11pt" style:font-style-asian="normal" style:font-size-complex="11pt" style:font-style-complex="normal"/>
    </style:style>
    <style:style style:name="P32" style:family="paragraph" style:parent-style-name="Standard">
      <style:text-properties style:use-window-font-color="true" style:font-name="Ubuntu" fo:font-size="11pt" fo:font-style="normal" officeooo:rsid="0014aaea" officeooo:paragraph-rsid="001b164b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Ubuntu" fo:font-size="11pt" fo:font-style="normal" officeooo:rsid="0014aaea" officeooo:paragraph-rsid="00225ca6" style:font-size-asian="11pt" style:font-style-asian="normal" style:font-size-complex="11pt" style:font-style-complex="normal"/>
    </style:style>
    <style:style style:name="P34" style:family="paragraph" style:parent-style-name="Standard">
      <style:text-properties style:use-window-font-color="true" style:font-name="Ubuntu" fo:font-size="11pt" fo:font-style="normal" officeooo:rsid="0014aaea" officeooo:paragraph-rsid="00211214" style:font-size-asian="11pt" style:font-style-asian="normal" style:font-size-complex="11pt" style:font-style-complex="normal"/>
    </style:style>
    <style:style style:name="P35" style:family="paragraph" style:parent-style-name="Standard">
      <style:text-properties style:use-window-font-color="true" style:font-name="Ubuntu" fo:font-size="11pt" fo:font-style="normal" officeooo:rsid="0014aaea" officeooo:paragraph-rsid="00370331" style:font-size-asian="11pt" style:font-style-asian="normal" style:font-size-complex="11pt" style:font-style-complex="normal"/>
    </style:style>
    <style:style style:name="P36" style:family="paragraph" style:parent-style-name="Standard">
      <style:text-properties style:use-window-font-color="true" style:font-name="Ubuntu" fo:font-size="11pt" fo:font-style="normal" officeooo:rsid="001d4fef" officeooo:paragraph-rsid="001d4fef" style:font-size-asian="11pt" style:font-style-asian="normal" style:font-size-complex="11pt" style:font-style-complex="normal"/>
    </style:style>
    <style:style style:name="P37" style:family="paragraph" style:parent-style-name="Standard">
      <style:text-properties style:use-window-font-color="true" style:font-name="Ubuntu" fo:font-size="11pt" fo:font-style="normal" officeooo:rsid="001d4fef" officeooo:paragraph-rsid="00370331" style:font-size-asian="11pt" style:font-style-asian="normal" style:font-size-complex="11pt" style:font-style-complex="normal"/>
    </style:style>
    <style:style style:name="P38" style:family="paragraph" style:parent-style-name="Standard">
      <style:text-properties style:use-window-font-color="true" style:font-name="Ubuntu" fo:font-size="11pt" fo:font-style="normal" officeooo:rsid="00106227" officeooo:paragraph-rsid="001d4fef" style:font-size-asian="11pt" style:font-style-asian="normal" style:font-size-complex="11pt" style:font-style-complex="normal"/>
    </style:style>
    <style:style style:name="P39" style:family="paragraph" style:parent-style-name="Standard">
      <style:text-properties style:use-window-font-color="true" style:font-name="Ubuntu" fo:font-size="11pt" fo:font-style="normal" officeooo:rsid="00106227" officeooo:paragraph-rsid="001f7f53" style:font-size-asian="11pt" style:font-style-asian="normal" style:font-size-complex="11pt" style:font-style-complex="normal"/>
    </style:style>
    <style:style style:name="P40" style:family="paragraph" style:parent-style-name="Standard">
      <style:text-properties style:use-window-font-color="true" style:font-name="Ubuntu" fo:font-size="11pt" fo:font-style="normal" officeooo:rsid="00106227" officeooo:paragraph-rsid="00211214" style:font-size-asian="11pt" style:font-style-asian="normal" style:font-size-complex="11pt" style:font-style-complex="normal"/>
    </style:style>
    <style:style style:name="P41" style:family="paragraph" style:parent-style-name="Standard">
      <style:text-properties style:use-window-font-color="true" style:font-name="Ubuntu" fo:font-size="11pt" fo:font-style="normal" officeooo:rsid="00106227" officeooo:paragraph-rsid="00106227" style:font-size-asian="11pt" style:font-style-asian="normal" style:font-size-complex="11pt" style:font-style-complex="normal"/>
    </style:style>
    <style:style style:name="P42" style:family="paragraph" style:parent-style-name="Standard">
      <style:text-properties style:use-window-font-color="true" style:font-name="Ubuntu" fo:font-size="11pt" fo:font-style="normal" officeooo:rsid="00106227" officeooo:paragraph-rsid="001b164b" style:font-size-asian="11pt" style:font-style-asian="normal" style:font-size-complex="11pt" style:font-style-complex="normal"/>
    </style:style>
    <style:style style:name="P43" style:family="paragraph" style:parent-style-name="Standard">
      <style:text-properties style:use-window-font-color="true" style:font-name="Ubuntu" fo:font-size="11pt" fo:font-style="normal" officeooo:rsid="00106227" officeooo:paragraph-rsid="0018c3a7" style:font-size-asian="11pt" style:font-style-asian="normal" style:font-size-complex="11pt" style:font-style-complex="normal"/>
    </style:style>
    <style:style style:name="P44" style:family="paragraph" style:parent-style-name="Standard">
      <style:text-properties style:use-window-font-color="true" style:font-name="Ubuntu" fo:font-size="11pt" fo:font-style="normal" officeooo:rsid="00106227" officeooo:paragraph-rsid="00283423" style:font-size-asian="11pt" style:font-style-asian="normal" style:font-size-complex="11pt" style:font-style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Ubuntu" fo:font-size="11pt" fo:font-style="normal" officeooo:rsid="00106227" officeooo:paragraph-rsid="0029098b" style:font-size-asian="11pt" style:font-style-asian="normal" style:font-size-complex="11pt" style:font-style-complex="normal"/>
    </style:style>
    <style:style style:name="P46" style:family="paragraph" style:parent-style-name="Standard">
      <style:text-properties style:use-window-font-color="true" style:font-name="Ubuntu" fo:font-size="11pt" fo:font-style="normal" officeooo:rsid="00106227" officeooo:paragraph-rsid="00370331" style:font-size-asian="11pt" style:font-style-asian="normal" style:font-size-complex="11pt" style:font-style-complex="normal"/>
    </style:style>
    <style:style style:name="P47" style:family="paragraph" style:parent-style-name="Standard">
      <style:text-properties style:use-window-font-color="true" style:font-name="Ubuntu" fo:font-size="11pt" fo:font-style="normal" officeooo:rsid="001a0c78" officeooo:paragraph-rsid="00209487" style:font-size-asian="11pt" style:font-style-asian="normal" style:font-size-complex="11pt" style:font-style-complex="normal"/>
    </style:style>
    <style:style style:name="P48" style:family="paragraph" style:parent-style-name="Standard">
      <style:text-properties style:use-window-font-color="true" style:font-name="Ubuntu" fo:font-size="11pt" fo:font-style="normal" officeooo:rsid="001c5de1" officeooo:paragraph-rsid="002f6572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Ubuntu" fo:font-size="11pt" fo:font-style="normal" officeooo:rsid="002f6572" officeooo:paragraph-rsid="002f6572" style:font-size-asian="11pt" style:font-style-asian="normal" style:font-size-complex="11pt" style:font-style-complex="normal"/>
    </style:style>
    <style:style style:name="P50" style:family="paragraph" style:parent-style-name="Standard">
      <style:text-properties style:use-window-font-color="true" style:font-name="Ubuntu" fo:font-size="11pt" officeooo:paragraph-rsid="00225ca6"/>
    </style:style>
    <style:style style:name="P51" style:family="paragraph" style:parent-style-name="Standard">
      <style:text-properties style:use-window-font-color="true" style:font-name="Ubuntu" fo:font-size="11pt" officeooo:paragraph-rsid="001a0c78"/>
    </style:style>
    <style:style style:name="P52" style:family="paragraph" style:parent-style-name="Standard">
      <style:text-properties style:use-window-font-color="true" style:font-name="Ubuntu" fo:font-size="11pt" officeooo:paragraph-rsid="0025a814"/>
    </style:style>
    <style:style style:name="P53" style:family="paragraph" style:parent-style-name="Standard">
      <style:text-properties style:use-window-font-color="true" style:font-name="Ubuntu" fo:font-size="11pt" officeooo:paragraph-rsid="00278f32"/>
    </style:style>
    <style:style style:name="P54" style:family="paragraph" style:parent-style-name="Standard">
      <style:text-properties style:use-window-font-color="true" style:font-name="Ubuntu" fo:font-size="11pt" officeooo:paragraph-rsid="00283423"/>
    </style:style>
    <style:style style:name="P55" style:family="paragraph" style:parent-style-name="Standard">
      <style:text-properties style:use-window-font-color="true" style:font-name="Ubuntu" fo:font-size="11pt" officeooo:paragraph-rsid="002c7dfa"/>
    </style:style>
    <style:style style:name="P56" style:family="paragraph" style:parent-style-name="Standard">
      <style:text-properties style:use-window-font-color="true" style:font-name="Ubuntu" fo:font-size="11pt" officeooo:paragraph-rsid="00312afb"/>
    </style:style>
    <style:style style:name="P57" style:family="paragraph" style:parent-style-name="Standard">
      <style:text-properties style:use-window-font-color="true" style:font-name="Ubuntu" fo:font-size="11pt" officeooo:rsid="00312afb" officeooo:paragraph-rsid="00312afb"/>
    </style:style>
    <style:style style:name="P58" style:family="paragraph" style:parent-style-name="Standard">
      <style:text-properties style:use-window-font-color="true" style:font-name="Ubuntu" fo:font-size="11pt" officeooo:rsid="0031cf0d" officeooo:paragraph-rsid="0031cf0d"/>
    </style:style>
    <style:style style:name="P59" style:family="paragraph" style:parent-style-name="Standard">
      <style:text-properties style:use-window-font-color="true" style:font-name="Ubuntu" fo:font-size="11pt" officeooo:paragraph-rsid="0031cf0d"/>
    </style:style>
    <style:style style:name="P60" style:family="paragraph" style:parent-style-name="Standard">
      <style:text-properties style:use-window-font-color="true" style:font-name="Ubuntu" fo:font-size="11pt" officeooo:rsid="00353dd7" officeooo:paragraph-rsid="00353dd7"/>
    </style:style>
    <style:style style:name="P61" style:family="paragraph" style:parent-style-name="Standard">
      <style:text-properties style:use-window-font-color="true" style:font-name="Ubuntu" fo:font-size="11pt" officeooo:paragraph-rsid="00353dd7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font-name="Ubuntu" fo:font-size="16pt" officeooo:rsid="00211214" officeooo:paragraph-rsid="00211214" style:font-size-asian="16pt" style:font-size-complex="16pt"/>
    </style:style>
    <style:style style:name="P63" style:family="paragraph" style:parent-style-name="Standard">
      <style:paragraph-properties fo:text-align="center" style:justify-single-word="false"/>
      <style:text-properties style:use-window-font-color="true" style:font-name="Ubuntu" fo:font-size="16pt" officeooo:rsid="00211214" officeooo:paragraph-rsid="0029098b" style:font-size-asian="16pt" style:font-size-complex="16pt"/>
    </style:style>
    <style:style style:name="P64" style:family="paragraph" style:parent-style-name="Standard">
      <style:paragraph-properties fo:text-align="center" style:justify-single-word="false"/>
      <style:text-properties style:use-window-font-color="true" style:font-name="Ubuntu" fo:font-size="16pt" officeooo:rsid="00211214" officeooo:paragraph-rsid="002f6572" style:font-size-asian="16pt" style:font-size-complex="16pt"/>
    </style:style>
    <style:style style:name="P65" style:family="paragraph" style:parent-style-name="Standard">
      <style:paragraph-properties fo:text-align="center" style:justify-single-word="false"/>
      <style:text-properties style:use-window-font-color="true" style:font-name="Ubuntu" fo:font-size="16pt" officeooo:rsid="00211214" officeooo:paragraph-rsid="00370331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use-window-font-color="true" style:font-name="Ubuntu" fo:font-size="16pt" officeooo:rsid="001c5de1" officeooo:paragraph-rsid="001c5de1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use-window-font-color="true" style:font-name="Ubuntu" fo:font-size="16pt" officeooo:rsid="001c5de1" officeooo:paragraph-rsid="0029098b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use-window-font-color="true" style:font-name="Ubuntu" fo:font-size="16pt" officeooo:rsid="0029098b" officeooo:paragraph-rsid="0029098b" style:font-size-asian="16pt" style:font-size-complex="16pt"/>
    </style:style>
    <style:style style:name="P69" style:family="paragraph" style:parent-style-name="Standard">
      <style:paragraph-properties fo:text-align="center" style:justify-single-word="false"/>
      <style:text-properties style:use-window-font-color="true" style:font-name="Ubuntu" fo:font-size="22pt" officeooo:rsid="00211214" officeooo:paragraph-rsid="00211214" style:font-size-asian="22pt" style:font-size-complex="22pt"/>
    </style:style>
    <style:style style:name="P70" style:family="paragraph" style:parent-style-name="Standard">
      <style:paragraph-properties fo:text-align="center" style:justify-single-word="false"/>
      <style:text-properties style:use-window-font-color="true" style:font-name="Ubuntu" fo:font-size="22pt" officeooo:rsid="00211214" officeooo:paragraph-rsid="0029098b" style:font-size-asian="22pt" style:font-size-complex="22pt"/>
    </style:style>
    <style:style style:name="P71" style:family="paragraph" style:parent-style-name="Standard">
      <style:paragraph-properties fo:text-align="center" style:justify-single-word="false"/>
      <style:text-properties style:use-window-font-color="true" style:font-name="Ubuntu" fo:font-size="22pt" officeooo:rsid="00211214" officeooo:paragraph-rsid="00370331" style:font-size-asian="22pt" style:font-size-complex="22pt"/>
    </style:style>
    <style:style style:name="P72" style:family="paragraph" style:parent-style-name="Standard">
      <style:paragraph-properties fo:text-align="center" style:justify-single-word="false"/>
      <style:text-properties style:use-window-font-color="true" style:font-name="Ubuntu" fo:font-size="22pt" officeooo:rsid="00211214" officeooo:paragraph-rsid="002f6572" style:font-size-asian="22pt" style:font-size-complex="22pt"/>
    </style:style>
    <style:style style:name="P73" style:family="paragraph" style:parent-style-name="Standard">
      <style:text-properties fo:font-variant="normal" fo:text-transform="none" style:use-window-font-color="true" style:font-name="Ubuntu" fo:font-size="11pt" fo:letter-spacing="normal" fo:font-style="normal" fo:font-weight="normal" officeooo:rsid="00120c7b" officeooo:paragraph-rsid="00120c7b" style:font-size-asian="11pt" style:font-style-asian="normal" style:font-size-complex="11pt" style:font-style-complex="normal"/>
    </style:style>
    <style:style style:name="P74" style:family="paragraph" style:parent-style-name="Standard">
      <style:text-properties fo:font-variant="normal" fo:text-transform="none" style:use-window-font-color="true" style:font-name="Ubuntu" fo:font-size="11pt" fo:letter-spacing="normal" fo:font-style="normal" fo:font-weight="normal" officeooo:rsid="00120c7b" officeooo:paragraph-rsid="0029098b" style:font-size-asian="11pt" style:font-style-asian="normal" style:font-size-complex="11pt" style:font-style-complex="normal"/>
    </style:style>
    <style:style style:name="P75" style:family="paragraph" style:parent-style-name="Standard">
      <style:text-properties fo:font-variant="normal" fo:text-transform="none" style:use-window-font-color="true" style:font-name="Ubuntu" fo:font-size="11pt" fo:letter-spacing="normal" fo:font-style="normal" fo:font-weight="normal" officeooo:rsid="00120c7b" officeooo:paragraph-rsid="002c7dfa" style:font-size-asian="11pt" style:font-style-asian="normal" style:font-size-complex="11pt" style:font-style-complex="normal"/>
    </style:style>
    <style:style style:name="P76" style:family="paragraph" style:parent-style-name="Standard">
      <style:text-properties fo:font-variant="normal" fo:text-transform="none" style:use-window-font-color="true" style:font-name="Ubuntu" fo:font-size="11pt" fo:letter-spacing="normal" fo:font-style="normal" fo:font-weight="normal" officeooo:rsid="00120c7b" officeooo:paragraph-rsid="002dddfc" style:font-size-asian="11pt" style:font-style-asian="normal" style:font-size-complex="11pt" style:font-style-complex="normal"/>
    </style:style>
    <style:style style:name="P77" style:family="paragraph" style:parent-style-name="Standard">
      <style:text-properties fo:font-variant="normal" fo:text-transform="none" style:use-window-font-color="true" style:font-name="Ubuntu" fo:font-size="11pt" fo:letter-spacing="normal" fo:font-style="normal" fo:font-weight="normal" officeooo:rsid="0011be5e" officeooo:paragraph-rsid="0012ff6e" style:font-size-asian="11pt" style:font-style-asian="normal" style:font-size-complex="11pt" style:font-style-complex="normal"/>
    </style:style>
    <style:style style:name="P78" style:family="paragraph" style:parent-style-name="Standard">
      <style:text-properties fo:font-variant="normal" fo:text-transform="none" style:use-window-font-color="true" style:font-name="Ubuntu" fo:font-size="11pt" fo:letter-spacing="normal" fo:font-style="normal" fo:font-weight="normal" officeooo:rsid="002c7dfa" officeooo:paragraph-rsid="00120c7b" style:font-size-asian="11pt" style:font-style-asian="normal" style:font-size-complex="11pt" style:font-style-complex="normal"/>
    </style:style>
    <style:style style:name="P79" style:family="paragraph" style:parent-style-name="Standard">
      <style:text-properties fo:font-variant="normal" fo:text-transform="none" style:use-window-font-color="true" style:font-name="Ubuntu" fo:font-size="11pt" fo:letter-spacing="normal" fo:font-style="normal" fo:font-weight="normal" officeooo:rsid="00106227" officeooo:paragraph-rsid="002dddfc" style:font-size-asian="11pt" style:font-style-asian="normal" style:font-size-complex="11pt" style:font-style-complex="normal"/>
    </style:style>
    <style:style style:name="P80" style:family="paragraph" style:parent-style-name="Standard">
      <style:text-properties fo:font-variant="normal" fo:text-transform="none" style:use-window-font-color="true" style:font-name="Ubuntu" fo:font-size="11pt" fo:letter-spacing="normal" fo:font-style="normal" fo:font-weight="normal" officeooo:rsid="002dddfc" officeooo:paragraph-rsid="002dddfc" style:font-size-asian="11pt" style:font-style-asian="normal" style:font-size-complex="11pt" style:font-style-complex="normal"/>
    </style:style>
    <style:style style:name="P81" style:family="paragraph" style:parent-style-name="Standard">
      <style:text-properties fo:font-variant="normal" fo:text-transform="none" style:use-window-font-color="true" style:font-name="Ubuntu" fo:font-size="11pt" fo:letter-spacing="normal" fo:font-style="normal" fo:font-weight="normal" officeooo:rsid="002de8b6" officeooo:paragraph-rsid="002de8b6" style:font-size-asian="11pt" style:font-style-asian="normal" style:font-size-complex="11pt" style:font-style-complex="normal"/>
    </style:style>
    <style:style style:name="P82" style:family="paragraph" style:parent-style-name="Standard">
      <style:text-properties fo:font-variant="normal" fo:text-transform="none" style:use-window-font-color="true" style:font-name="Ubuntu" fo:font-size="11pt" fo:letter-spacing="normal" fo:font-style="normal" fo:font-weight="normal" officeooo:rsid="002f6572" officeooo:paragraph-rsid="002f6572" style:font-size-asian="11pt" style:font-style-asian="normal" style:font-size-complex="11pt" style:font-style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a0c78" officeooo:paragraph-rsid="002f6572" style:font-size-asian="11pt" style:font-style-asian="normal" style:font-size-complex="11pt" style:font-style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b164b" officeooo:paragraph-rsid="002f6572" style:font-size-asian="11pt" style:font-style-asian="normal" style:font-size-complex="11pt" style:font-style-complex="normal"/>
    </style:style>
    <style:style style:name="P85" style:family="paragraph" style:parent-style-name="Standard">
      <style:text-properties fo:font-variant="normal" fo:text-transform="none" style:use-window-font-color="true" style:font-name="Ubuntu" fo:font-size="11pt" fo:letter-spacing="normal" fo:font-style="normal" fo:font-weight="normal" officeooo:paragraph-rsid="002dddfc"/>
    </style:style>
    <style:style style:name="P86" style:family="paragraph" style:parent-style-name="Standard">
      <style:text-properties style:font-name="Ubuntu" officeooo:paragraph-rsid="0018c3a7"/>
    </style:style>
    <style:style style:name="P87" style:family="paragraph" style:parent-style-name="Standard">
      <style:text-properties style:font-name="Ubuntu" officeooo:paragraph-rsid="00370331"/>
    </style:style>
    <style:style style:name="P88" style:family="paragraph" style:parent-style-name="Table_20_Contents">
      <style:paragraph-properties fo:text-align="center" style:justify-single-word="false"/>
      <style:text-properties style:font-name="Ubuntu" fo:font-size="11pt" fo:font-style="normal" officeooo:rsid="001a0c78" officeooo:paragraph-rsid="001a0c78" style:font-size-asian="11pt" style:font-style-asian="normal" style:font-size-complex="11pt" style:font-style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Ubuntu" fo:font-size="11pt" fo:font-style="normal" officeooo:rsid="001a0c78" officeooo:paragraph-rsid="00225ca6" style:font-size-asian="11pt" style:font-style-asian="normal" style:font-size-complex="11pt" style:font-style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Ubuntu" fo:font-size="11pt" fo:font-style="normal" officeooo:rsid="001a0c78" officeooo:paragraph-rsid="002651c1" style:font-size-asian="11pt" style:font-style-asian="normal" style:font-size-complex="11pt" style:font-style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Ubuntu" fo:font-size="11pt" fo:font-style="normal" officeooo:rsid="001a0c78" officeooo:paragraph-rsid="00278f32" style:font-size-asian="11pt" style:font-style-asian="normal" style:font-size-complex="11pt" style:font-style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Ubuntu" fo:font-size="11pt" fo:font-style="normal" officeooo:rsid="001a0c78" officeooo:paragraph-rsid="00283423" style:font-size-asian="11pt" style:font-style-asian="normal" style:font-size-complex="11pt" style:font-style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Ubuntu" fo:font-size="11pt" fo:font-style="normal" officeooo:rsid="001a0c78" officeooo:paragraph-rsid="0029098b" style:font-size-asian="11pt" style:font-style-asian="normal" style:font-size-complex="11pt" style:font-style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Ubuntu" fo:font-size="11pt" fo:font-style="normal" officeooo:rsid="001a0c78" officeooo:paragraph-rsid="002c7dfa" style:font-size-asian="11pt" style:font-style-asian="normal" style:font-size-complex="11pt" style:font-style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Ubuntu" fo:font-size="11pt" fo:font-style="normal" officeooo:rsid="001a0c78" officeooo:paragraph-rsid="002dddfc" style:font-size-asian="11pt" style:font-style-asian="normal" style:font-size-complex="11pt" style:font-style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Ubuntu" fo:font-size="11pt" fo:font-style="normal" officeooo:rsid="001a0c78" officeooo:paragraph-rsid="002f6572" style:font-size-asian="11pt" style:font-style-asian="normal" style:font-size-complex="11pt" style:font-style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Ubuntu" fo:font-size="11pt" fo:font-style="normal" officeooo:rsid="001a0c78" officeooo:paragraph-rsid="00312afb" style:font-size-asian="11pt" style:font-style-asian="normal" style:font-size-complex="11pt" style:font-style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Ubuntu" fo:font-size="11pt" fo:font-style="normal" officeooo:rsid="001a0c78" officeooo:paragraph-rsid="0031cf0d" style:font-size-asian="11pt" style:font-style-asian="normal" style:font-size-complex="11pt" style:font-style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Ubuntu" fo:font-size="11pt" fo:font-style="normal" officeooo:rsid="001a0c78" officeooo:paragraph-rsid="00353dd7" style:font-size-asian="11pt" style:font-style-asian="normal" style:font-size-complex="11pt" style:font-style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Ubuntu" fo:font-size="11pt" fo:font-style="normal" officeooo:rsid="001a0c78" officeooo:paragraph-rsid="00370331" style:font-size-asian="11pt" style:font-style-asian="normal" style:font-size-complex="11pt" style:font-style-complex="normal"/>
    </style:style>
    <style:style style:name="P101" style:family="paragraph" style:parent-style-name="Table_20_Contents">
      <style:paragraph-properties fo:text-align="center" style:justify-single-word="false"/>
      <style:text-properties style:font-name="Ubuntu" fo:font-size="11pt" officeooo:rsid="0015e198" officeooo:paragraph-rsid="0015e198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Ubuntu" fo:font-size="11pt" officeooo:rsid="0015e198" officeooo:paragraph-rsid="00225ca6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Ubuntu" fo:font-size="11pt" officeooo:rsid="0015e198" officeooo:paragraph-rsid="0018c3a7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Ubuntu" fo:font-size="11pt" officeooo:rsid="0015e198" officeooo:paragraph-rsid="002651c1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Ubuntu" fo:font-size="11pt" officeooo:rsid="0015e198" officeooo:paragraph-rsid="00278f32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Ubuntu" fo:font-size="11pt" officeooo:rsid="0015e198" officeooo:paragraph-rsid="00283423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Ubuntu" fo:font-size="11pt" officeooo:rsid="0015e198" officeooo:paragraph-rsid="0029098b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Ubuntu" fo:font-size="11pt" officeooo:rsid="0015e198" officeooo:paragraph-rsid="002c7dfa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Ubuntu" fo:font-size="11pt" officeooo:rsid="0015e198" officeooo:paragraph-rsid="002dddfc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Ubuntu" fo:font-size="11pt" officeooo:rsid="0015e198" officeooo:paragraph-rsid="002f6572" style:font-size-asian="11pt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style:font-name="Ubuntu" fo:font-size="11pt" officeooo:rsid="0015e198" officeooo:paragraph-rsid="00312afb" style:font-size-asian="11pt" style:font-size-complex="11pt"/>
    </style:style>
    <style:style style:name="P112" style:family="paragraph" style:parent-style-name="Table_20_Contents">
      <style:paragraph-properties fo:text-align="center" style:justify-single-word="false"/>
      <style:text-properties style:font-name="Ubuntu" fo:font-size="11pt" officeooo:rsid="0015e198" officeooo:paragraph-rsid="0031cf0d" style:font-size-asian="11pt" style:font-size-complex="11pt"/>
    </style:style>
    <style:style style:name="P113" style:family="paragraph" style:parent-style-name="Table_20_Contents">
      <style:paragraph-properties fo:text-align="center" style:justify-single-word="false"/>
      <style:text-properties style:font-name="Ubuntu" fo:font-size="11pt" officeooo:rsid="0015e198" officeooo:paragraph-rsid="00353dd7" style:font-size-asian="11pt" style:font-size-complex="11pt"/>
    </style:style>
    <style:style style:name="P114" style:family="paragraph" style:parent-style-name="Table_20_Contents">
      <style:paragraph-properties fo:text-align="center" style:justify-single-word="false"/>
      <style:text-properties style:font-name="Ubuntu" fo:font-size="11pt" officeooo:rsid="0015e198" officeooo:paragraph-rsid="00370331" style:font-size-asian="11pt" style:font-size-complex="11pt"/>
    </style:style>
    <style:style style:name="P115" style:family="paragraph" style:parent-style-name="Table_20_Contents">
      <style:paragraph-properties fo:text-align="center" style:justify-single-word="false"/>
      <style:text-properties style:font-name="Ubuntu" fo:font-size="11pt" officeooo:rsid="0018c3a7" officeooo:paragraph-rsid="0018c3a7" style:font-size-asian="11pt" style:font-size-complex="11pt"/>
    </style:style>
    <style:style style:name="P116" style:family="paragraph" style:parent-style-name="Table_20_Contents">
      <style:paragraph-properties fo:text-align="center" style:justify-single-word="false"/>
      <style:text-properties style:font-name="Ubuntu" fo:font-size="11pt" officeooo:rsid="0018c3a7" officeooo:paragraph-rsid="00225ca6" style:font-size-asian="11pt" style:font-size-complex="11pt"/>
    </style:style>
    <style:style style:name="P117" style:family="paragraph" style:parent-style-name="Table_20_Contents">
      <style:paragraph-properties fo:text-align="center" style:justify-single-word="false"/>
      <style:text-properties style:font-name="Ubuntu" fo:font-size="11pt" officeooo:rsid="0018c3a7" officeooo:paragraph-rsid="002651c1" style:font-size-asian="11pt" style:font-size-complex="11pt"/>
    </style:style>
    <style:style style:name="P118" style:family="paragraph" style:parent-style-name="Table_20_Contents">
      <style:paragraph-properties fo:text-align="center" style:justify-single-word="false"/>
      <style:text-properties style:font-name="Ubuntu" fo:font-size="11pt" officeooo:rsid="0018c3a7" officeooo:paragraph-rsid="00278f32" style:font-size-asian="11pt" style:font-size-complex="11pt"/>
    </style:style>
    <style:style style:name="P119" style:family="paragraph" style:parent-style-name="Table_20_Contents">
      <style:paragraph-properties fo:text-align="center" style:justify-single-word="false"/>
      <style:text-properties style:font-name="Ubuntu" fo:font-size="11pt" officeooo:rsid="0018c3a7" officeooo:paragraph-rsid="00283423" style:font-size-asian="11pt" style:font-size-complex="11pt"/>
    </style:style>
    <style:style style:name="P120" style:family="paragraph" style:parent-style-name="Table_20_Contents">
      <style:paragraph-properties fo:text-align="center" style:justify-single-word="false"/>
      <style:text-properties style:font-name="Ubuntu" fo:font-size="11pt" officeooo:rsid="0018c3a7" officeooo:paragraph-rsid="0029098b" style:font-size-asian="11pt" style:font-size-complex="11pt"/>
    </style:style>
    <style:style style:name="P121" style:family="paragraph" style:parent-style-name="Table_20_Contents">
      <style:paragraph-properties fo:text-align="center" style:justify-single-word="false"/>
      <style:text-properties style:font-name="Ubuntu" fo:font-size="11pt" officeooo:rsid="0018c3a7" officeooo:paragraph-rsid="002c7dfa" style:font-size-asian="11pt" style:font-size-complex="11pt"/>
    </style:style>
    <style:style style:name="P122" style:family="paragraph" style:parent-style-name="Table_20_Contents">
      <style:paragraph-properties fo:text-align="center" style:justify-single-word="false"/>
      <style:text-properties style:font-name="Ubuntu" fo:font-size="11pt" officeooo:rsid="0018c3a7" officeooo:paragraph-rsid="002dddfc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Ubuntu" fo:font-size="11pt" officeooo:rsid="0018c3a7" officeooo:paragraph-rsid="002f6572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Ubuntu" fo:font-size="11pt" officeooo:rsid="0018c3a7" officeooo:paragraph-rsid="00312afb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Ubuntu" fo:font-size="11pt" officeooo:rsid="0018c3a7" officeooo:paragraph-rsid="0031cf0d" style:font-size-asian="11pt" style:font-size-complex="11pt"/>
    </style:style>
    <style:style style:name="P126" style:family="paragraph" style:parent-style-name="Table_20_Contents">
      <style:paragraph-properties fo:text-align="center" style:justify-single-word="false"/>
      <style:text-properties style:font-name="Ubuntu" fo:font-size="11pt" officeooo:rsid="0018c3a7" officeooo:paragraph-rsid="00353dd7" style:font-size-asian="11pt" style:font-size-complex="11pt"/>
    </style:style>
    <style:style style:name="P127" style:family="paragraph" style:parent-style-name="Table_20_Contents">
      <style:paragraph-properties fo:text-align="center" style:justify-single-word="false"/>
      <style:text-properties style:font-name="Ubuntu" fo:font-size="11pt" officeooo:rsid="0018c3a7" officeooo:paragraph-rsid="00370331" style:font-size-asian="11pt" style:font-size-complex="11pt"/>
    </style:style>
    <style:style style:name="P128" style:family="paragraph" style:parent-style-name="Table_20_Contents">
      <style:paragraph-properties fo:text-align="center" style:justify-single-word="false"/>
      <style:text-properties style:font-name="Ubuntu" fo:font-size="11pt" officeooo:rsid="00179d86" officeooo:paragraph-rsid="00179d86" style:font-size-asian="11pt" style:font-size-complex="11pt"/>
    </style:style>
    <style:style style:name="P129" style:family="paragraph" style:parent-style-name="Table_20_Contents">
      <style:paragraph-properties fo:text-align="center" style:justify-single-word="false"/>
      <style:text-properties style:font-name="Ubuntu" fo:font-size="11pt" officeooo:rsid="00179d86" officeooo:paragraph-rsid="00225ca6" style:font-size-asian="11pt" style:font-size-complex="11pt"/>
    </style:style>
    <style:style style:name="P130" style:family="paragraph" style:parent-style-name="Table_20_Contents">
      <style:paragraph-properties fo:text-align="center" style:justify-single-word="false"/>
      <style:text-properties style:font-name="Ubuntu" fo:font-size="11pt" officeooo:rsid="00179d86" officeooo:paragraph-rsid="0018c3a7" style:font-size-asian="11pt" style:font-size-complex="11pt"/>
    </style:style>
    <style:style style:name="P131" style:family="paragraph" style:parent-style-name="Table_20_Contents">
      <style:paragraph-properties fo:text-align="center" style:justify-single-word="false"/>
      <style:text-properties style:font-name="Ubuntu" fo:font-size="11pt" officeooo:rsid="00179d86" officeooo:paragraph-rsid="002651c1" style:font-size-asian="11pt" style:font-size-complex="11pt"/>
    </style:style>
    <style:style style:name="P132" style:family="paragraph" style:parent-style-name="Table_20_Contents">
      <style:paragraph-properties fo:text-align="center" style:justify-single-word="false"/>
      <style:text-properties style:font-name="Ubuntu" fo:font-size="11pt" officeooo:rsid="00179d86" officeooo:paragraph-rsid="00278f32" style:font-size-asian="11pt" style:font-size-complex="11pt"/>
    </style:style>
    <style:style style:name="P133" style:family="paragraph" style:parent-style-name="Table_20_Contents">
      <style:paragraph-properties fo:text-align="center" style:justify-single-word="false"/>
      <style:text-properties style:font-name="Ubuntu" fo:font-size="11pt" officeooo:rsid="00179d86" officeooo:paragraph-rsid="00283423" style:font-size-asian="11pt" style:font-size-complex="11pt"/>
    </style:style>
    <style:style style:name="P134" style:family="paragraph" style:parent-style-name="Table_20_Contents">
      <style:paragraph-properties fo:text-align="center" style:justify-single-word="false"/>
      <style:text-properties style:font-name="Ubuntu" fo:font-size="11pt" officeooo:rsid="00179d86" officeooo:paragraph-rsid="0029098b" style:font-size-asian="11pt" style:font-size-complex="11pt"/>
    </style:style>
    <style:style style:name="P135" style:family="paragraph" style:parent-style-name="Table_20_Contents">
      <style:paragraph-properties fo:text-align="center" style:justify-single-word="false"/>
      <style:text-properties style:font-name="Ubuntu" fo:font-size="11pt" officeooo:rsid="00179d86" officeooo:paragraph-rsid="002dddfc" style:font-size-asian="11pt" style:font-size-complex="11pt"/>
    </style:style>
    <style:style style:name="P136" style:family="paragraph" style:parent-style-name="Table_20_Contents">
      <style:paragraph-properties fo:text-align="center" style:justify-single-word="false"/>
      <style:text-properties style:font-name="Ubuntu" fo:font-size="11pt" officeooo:rsid="00179d86" officeooo:paragraph-rsid="002f6572" style:font-size-asian="11pt" style:font-size-complex="11pt"/>
    </style:style>
    <style:style style:name="P137" style:family="paragraph" style:parent-style-name="Table_20_Contents">
      <style:paragraph-properties fo:text-align="center" style:justify-single-word="false"/>
      <style:text-properties style:font-name="Ubuntu" fo:font-size="11pt" officeooo:rsid="00179d86" officeooo:paragraph-rsid="00312afb" style:font-size-asian="11pt" style:font-size-complex="11pt"/>
    </style:style>
    <style:style style:name="P138" style:family="paragraph" style:parent-style-name="Table_20_Contents">
      <style:paragraph-properties fo:text-align="center" style:justify-single-word="false"/>
      <style:text-properties style:font-name="Ubuntu" fo:font-size="11pt" officeooo:rsid="00179d86" officeooo:paragraph-rsid="0031cf0d" style:font-size-asian="11pt" style:font-size-complex="11pt"/>
    </style:style>
    <style:style style:name="P139" style:family="paragraph" style:parent-style-name="Table_20_Contents">
      <style:paragraph-properties fo:text-align="center" style:justify-single-word="false"/>
      <style:text-properties style:font-name="Ubuntu" fo:font-size="11pt" officeooo:rsid="00179d86" officeooo:paragraph-rsid="00353dd7" style:font-size-asian="11pt" style:font-size-complex="11pt"/>
    </style:style>
    <style:style style:name="P140" style:family="paragraph" style:parent-style-name="Table_20_Contents">
      <style:paragraph-properties fo:text-align="center" style:justify-single-word="false"/>
      <style:text-properties style:font-name="Ubuntu" fo:font-size="11pt" officeooo:rsid="00225ca6" officeooo:paragraph-rsid="00225ca6" style:font-size-asian="11pt" style:font-size-complex="11pt"/>
    </style:style>
    <style:style style:name="P141" style:family="paragraph" style:parent-style-name="Table_20_Contents">
      <style:paragraph-properties fo:text-align="center" style:justify-single-word="false"/>
      <style:text-properties style:font-name="Ubuntu" fo:font-size="11pt" officeooo:rsid="00225ca6" officeooo:paragraph-rsid="0029098b" style:font-size-asian="11pt" style:font-size-complex="11pt"/>
    </style:style>
    <style:style style:name="P142" style:family="paragraph" style:parent-style-name="Table_20_Contents">
      <style:paragraph-properties fo:text-align="center" style:justify-single-word="false"/>
      <style:text-properties style:font-name="Ubuntu" fo:font-size="11pt" officeooo:rsid="001b164b" officeooo:paragraph-rsid="001b164b" style:font-size-asian="11pt" style:font-size-complex="11pt"/>
    </style:style>
    <style:style style:name="P143" style:family="paragraph" style:parent-style-name="Table_20_Contents">
      <style:paragraph-properties fo:text-align="center" style:justify-single-word="false"/>
      <style:text-properties style:font-name="Ubuntu" fo:font-size="11pt" officeooo:rsid="0024d1ba" officeooo:paragraph-rsid="0024d1ba" style:font-size-asian="11pt" style:font-size-complex="11pt"/>
    </style:style>
    <style:style style:name="P144" style:family="paragraph" style:parent-style-name="Table_20_Contents">
      <style:paragraph-properties fo:text-align="center" style:justify-single-word="false"/>
      <style:text-properties style:font-name="Ubuntu" fo:font-size="11pt" officeooo:rsid="0024d1ba" officeooo:paragraph-rsid="002c7dfa" style:font-size-asian="11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style:font-name="Ubuntu" fo:font-size="11pt" officeooo:rsid="0024d1ba" officeooo:paragraph-rsid="00312afb" style:font-size-asian="11pt" style:font-size-complex="11pt"/>
    </style:style>
    <style:style style:name="P146" style:family="paragraph" style:parent-style-name="Table_20_Contents">
      <style:paragraph-properties fo:text-align="center" style:justify-single-word="false"/>
      <style:text-properties style:font-name="Ubuntu" fo:font-size="11pt" officeooo:rsid="002651c1" officeooo:paragraph-rsid="002651c1" style:font-size-asian="11pt" style:font-size-complex="11pt"/>
    </style:style>
    <style:style style:name="P147" style:family="paragraph" style:parent-style-name="Table_20_Contents">
      <style:paragraph-properties fo:text-align="center" style:justify-single-word="false"/>
      <style:text-properties style:font-name="Ubuntu" fo:font-size="11pt" officeooo:rsid="002651c1" officeooo:paragraph-rsid="00278f32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style:font-name="Ubuntu" fo:font-size="11pt" officeooo:rsid="002651c1" officeooo:paragraph-rsid="002dddfc" style:font-size-asian="11pt" style:font-size-complex="11pt"/>
    </style:style>
    <style:style style:name="P149" style:family="paragraph" style:parent-style-name="Table_20_Contents">
      <style:paragraph-properties fo:text-align="center" style:justify-single-word="false"/>
      <style:text-properties style:font-name="Ubuntu" fo:font-size="11pt" officeooo:rsid="002651c1" officeooo:paragraph-rsid="00353dd7" style:font-size-asian="11pt" style:font-size-complex="11pt"/>
    </style:style>
    <style:style style:name="P150" style:family="paragraph" style:parent-style-name="Table_20_Contents">
      <style:paragraph-properties fo:text-align="center" style:justify-single-word="false"/>
      <style:text-properties style:font-name="Ubuntu" fo:font-size="11pt" officeooo:rsid="00278f32" officeooo:paragraph-rsid="00278f32" style:font-size-asian="11pt" style:font-size-complex="11pt"/>
    </style:style>
    <style:style style:name="P151" style:family="paragraph" style:parent-style-name="Table_20_Contents">
      <style:paragraph-properties fo:text-align="center" style:justify-single-word="false"/>
      <style:text-properties style:font-name="Ubuntu" fo:font-size="11pt" officeooo:rsid="00278f32" officeooo:paragraph-rsid="002dddfc" style:font-size-asian="11pt" style:font-size-complex="11pt"/>
    </style:style>
    <style:style style:name="P152" style:family="paragraph" style:parent-style-name="Table_20_Contents">
      <style:paragraph-properties fo:text-align="center" style:justify-single-word="false"/>
      <style:text-properties style:font-name="Ubuntu" fo:font-size="11pt" officeooo:rsid="00278f32" officeooo:paragraph-rsid="00353dd7" style:font-size-asian="11pt" style:font-size-complex="11pt"/>
    </style:style>
    <style:style style:name="P153" style:family="paragraph" style:parent-style-name="Table_20_Contents">
      <style:paragraph-properties fo:text-align="center" style:justify-single-word="false"/>
      <style:text-properties style:font-name="Ubuntu" fo:font-size="11pt" officeooo:rsid="00283423" officeooo:paragraph-rsid="00283423" style:font-size-asian="11pt" style:font-size-complex="11pt"/>
    </style:style>
    <style:style style:name="P154" style:family="paragraph" style:parent-style-name="Table_20_Contents">
      <style:paragraph-properties fo:text-align="center" style:justify-single-word="false"/>
      <style:text-properties style:font-name="Ubuntu" fo:font-size="11pt" officeooo:rsid="00283423" officeooo:paragraph-rsid="002f6572" style:font-size-asian="11pt" style:font-size-complex="11pt"/>
    </style:style>
    <style:style style:name="P155" style:family="paragraph" style:parent-style-name="Table_20_Contents">
      <style:paragraph-properties fo:text-align="center" style:justify-single-word="false"/>
      <style:text-properties style:font-name="Ubuntu" fo:font-size="11pt" officeooo:rsid="00283423" officeooo:paragraph-rsid="00353dd7" style:font-size-asian="11pt" style:font-size-complex="11pt"/>
    </style:style>
    <style:style style:name="P156" style:family="paragraph" style:parent-style-name="Table_20_Contents">
      <style:paragraph-properties fo:text-align="center" style:justify-single-word="false"/>
      <style:text-properties style:font-name="Ubuntu" fo:font-size="11pt" officeooo:rsid="002a4076" officeooo:paragraph-rsid="002a4076" style:font-size-asian="11pt" style:font-size-complex="11pt"/>
    </style:style>
    <style:style style:name="P157" style:family="paragraph" style:parent-style-name="Table_20_Contents">
      <style:paragraph-properties fo:text-align="center" style:justify-single-word="false"/>
      <style:text-properties style:font-name="Ubuntu" fo:font-size="11pt" officeooo:rsid="003103cf" officeooo:paragraph-rsid="003103cf" style:font-size-asian="11pt" style:font-size-complex="11pt"/>
    </style:style>
    <style:style style:name="P158" style:family="paragraph" style:parent-style-name="Table_20_Contents">
      <style:paragraph-properties fo:text-align="center" style:justify-single-word="false"/>
      <style:text-properties style:font-name="Ubuntu" fo:font-size="11pt" officeooo:rsid="00312afb" officeooo:paragraph-rsid="00312afb" style:font-size-asian="11pt" style:font-size-complex="11pt"/>
    </style:style>
    <style:style style:name="P159" style:family="paragraph" style:parent-style-name="Table_20_Contents">
      <style:paragraph-properties fo:text-align="center" style:justify-single-word="false"/>
      <style:text-properties style:font-name="Ubuntu" fo:font-size="11pt" officeooo:rsid="0031cf0d" officeooo:paragraph-rsid="0031cf0d" style:font-size-asian="11pt" style:font-size-complex="11pt"/>
    </style:style>
    <style:style style:name="P160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8c3a7" officeooo:paragraph-rsid="0018c3a7" style:font-size-asian="11pt" style:font-style-asian="italic" style:font-size-complex="11pt" style:font-style-complex="italic"/>
    </style:style>
    <style:style style:name="P161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8c3a7" officeooo:paragraph-rsid="00370331" style:font-size-asian="11pt" style:font-style-asian="italic" style:font-size-complex="11pt" style:font-style-complex="italic"/>
    </style:style>
    <style:style style:name="P162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5e198" officeooo:paragraph-rsid="0015e198" style:font-size-asian="11pt" style:font-style-asian="italic" style:font-size-complex="11pt" style:font-style-complex="italic"/>
    </style:style>
    <style:style style:name="P163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5e198" officeooo:paragraph-rsid="00225ca6" style:font-size-asian="11pt" style:font-style-asian="italic" style:font-size-complex="11pt" style:font-style-complex="italic"/>
    </style:style>
    <style:style style:name="P164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5e198" officeooo:paragraph-rsid="0018c3a7" style:font-size-asian="11pt" style:font-style-asian="italic" style:font-size-complex="11pt" style:font-style-complex="italic"/>
    </style:style>
    <style:style style:name="P165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5e198" officeooo:paragraph-rsid="002651c1" style:font-size-asian="11pt" style:font-style-asian="italic" style:font-size-complex="11pt" style:font-style-complex="italic"/>
    </style:style>
    <style:style style:name="P166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5e198" officeooo:paragraph-rsid="00278f32" style:font-size-asian="11pt" style:font-style-asian="italic" style:font-size-complex="11pt" style:font-style-complex="italic"/>
    </style:style>
    <style:style style:name="P167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5e198" officeooo:paragraph-rsid="00283423" style:font-size-asian="11pt" style:font-style-asian="italic" style:font-size-complex="11pt" style:font-style-complex="italic"/>
    </style:style>
    <style:style style:name="P168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5e198" officeooo:paragraph-rsid="0029098b" style:font-size-asian="11pt" style:font-style-asian="italic" style:font-size-complex="11pt" style:font-style-complex="italic"/>
    </style:style>
    <style:style style:name="P169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5e198" officeooo:paragraph-rsid="002dddfc" style:font-size-asian="11pt" style:font-style-asian="italic" style:font-size-complex="11pt" style:font-style-complex="italic"/>
    </style:style>
    <style:style style:name="P170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5e198" officeooo:paragraph-rsid="002f6572" style:font-size-asian="11pt" style:font-style-asian="italic" style:font-size-complex="11pt" style:font-style-complex="italic"/>
    </style:style>
    <style:style style:name="P171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5e198" officeooo:paragraph-rsid="00312afb" style:font-size-asian="11pt" style:font-style-asian="italic" style:font-size-complex="11pt" style:font-style-complex="italic"/>
    </style:style>
    <style:style style:name="P172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5e198" officeooo:paragraph-rsid="0031cf0d" style:font-size-asian="11pt" style:font-style-asian="italic" style:font-size-complex="11pt" style:font-style-complex="italic"/>
    </style:style>
    <style:style style:name="P173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5e198" officeooo:paragraph-rsid="00353dd7" style:font-size-asian="11pt" style:font-style-asian="italic" style:font-size-complex="11pt" style:font-style-complex="italic"/>
    </style:style>
    <style:style style:name="P174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25ca6" officeooo:paragraph-rsid="00225ca6" style:font-size-asian="11pt" style:font-style-asian="italic" style:font-size-complex="11pt" style:font-style-complex="italic"/>
    </style:style>
    <style:style style:name="P175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25ca6" officeooo:paragraph-rsid="0029098b" style:font-size-asian="11pt" style:font-style-asian="italic" style:font-size-complex="11pt" style:font-style-complex="italic"/>
    </style:style>
    <style:style style:name="P176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1b164b" officeooo:paragraph-rsid="001b164b" style:font-size-asian="11pt" style:font-style-asian="italic" style:font-size-complex="11pt" style:font-style-complex="italic"/>
    </style:style>
    <style:style style:name="P177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4d1ba" officeooo:paragraph-rsid="0024d1ba" style:font-size-asian="11pt" style:font-style-asian="italic" style:font-size-complex="11pt" style:font-style-complex="italic"/>
    </style:style>
    <style:style style:name="P178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4d1ba" officeooo:paragraph-rsid="002c7dfa" style:font-size-asian="11pt" style:font-style-asian="italic" style:font-size-complex="11pt" style:font-style-complex="italic"/>
    </style:style>
    <style:style style:name="P179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4d1ba" officeooo:paragraph-rsid="00312afb" style:font-size-asian="11pt" style:font-style-asian="italic" style:font-size-complex="11pt" style:font-style-complex="italic"/>
    </style:style>
    <style:style style:name="P180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651c1" officeooo:paragraph-rsid="002651c1" style:font-size-asian="11pt" style:font-style-asian="italic" style:font-size-complex="11pt" style:font-style-complex="italic"/>
    </style:style>
    <style:style style:name="P181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651c1" officeooo:paragraph-rsid="002dddfc" style:font-size-asian="11pt" style:font-style-asian="italic" style:font-size-complex="11pt" style:font-style-complex="italic"/>
    </style:style>
    <style:style style:name="P182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651c1" officeooo:paragraph-rsid="00353dd7" style:font-size-asian="11pt" style:font-style-asian="italic" style:font-size-complex="11pt" style:font-style-complex="italic"/>
    </style:style>
    <style:style style:name="P183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78f32" officeooo:paragraph-rsid="00278f32" style:font-size-asian="11pt" style:font-style-asian="italic" style:font-size-complex="11pt" style:font-style-complex="italic"/>
    </style:style>
    <style:style style:name="P184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78f32" officeooo:paragraph-rsid="002dddfc" style:font-size-asian="11pt" style:font-style-asian="italic" style:font-size-complex="11pt" style:font-style-complex="italic"/>
    </style:style>
    <style:style style:name="P185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78f32" officeooo:paragraph-rsid="00353dd7" style:font-size-asian="11pt" style:font-style-asian="italic" style:font-size-complex="11pt" style:font-style-complex="italic"/>
    </style:style>
    <style:style style:name="P186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83423" officeooo:paragraph-rsid="00283423" style:font-size-asian="11pt" style:font-style-asian="italic" style:font-size-complex="11pt" style:font-style-complex="italic"/>
    </style:style>
    <style:style style:name="P187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83423" officeooo:paragraph-rsid="002f6572" style:font-size-asian="11pt" style:font-style-asian="italic" style:font-size-complex="11pt" style:font-style-complex="italic"/>
    </style:style>
    <style:style style:name="P188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83423" officeooo:paragraph-rsid="00353dd7" style:font-size-asian="11pt" style:font-style-asian="italic" style:font-size-complex="11pt" style:font-style-complex="italic"/>
    </style:style>
    <style:style style:name="P189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29098b" officeooo:paragraph-rsid="0029098b" style:font-size-asian="11pt" style:font-style-asian="italic" style:font-size-complex="11pt" style:font-style-complex="italic"/>
    </style:style>
    <style:style style:name="P190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3103cf" officeooo:paragraph-rsid="003103cf" style:font-size-asian="11pt" style:font-style-asian="italic" style:font-size-complex="11pt" style:font-style-complex="italic"/>
    </style:style>
    <style:style style:name="P191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312afb" officeooo:paragraph-rsid="00312afb" style:font-size-asian="11pt" style:font-style-asian="italic" style:font-size-complex="11pt" style:font-style-complex="italic"/>
    </style:style>
    <style:style style:name="P192" style:family="paragraph" style:parent-style-name="Table_20_Contents">
      <style:paragraph-properties fo:text-align="center" style:justify-single-word="false"/>
      <style:text-properties style:font-name="Ubuntu" fo:font-size="11pt" fo:font-style="italic" officeooo:rsid="0031cf0d" officeooo:paragraph-rsid="0031cf0d" style:font-size-asian="11pt" style:font-style-asian="italic" style:font-size-complex="11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06227" style:font-style-asian="normal" style:font-style-complex="normal"/>
    </style:style>
    <style:style style:name="T3" style:family="text">
      <style:text-properties fo:font-style="normal" officeooo:rsid="0011be5e" style:font-style-asian="normal" style:font-style-complex="normal"/>
    </style:style>
    <style:style style:name="T4" style:family="text">
      <style:text-properties fo:font-style="normal" officeooo:rsid="0012ff6e" style:font-style-asian="normal" style:font-style-complex="normal"/>
    </style:style>
    <style:style style:name="T5" style:family="text">
      <style:text-properties fo:font-style="normal" officeooo:rsid="001a0c78" style:font-style-asian="normal" style:font-style-complex="normal"/>
    </style:style>
    <style:style style:name="T6" style:family="text">
      <style:text-properties fo:font-style="normal" officeooo:rsid="00211214" style:font-style-asian="normal" style:font-style-complex="normal"/>
    </style:style>
    <style:style style:name="T7" style:family="text">
      <style:text-properties fo:font-style="normal" officeooo:rsid="00225ca6" style:font-style-asian="normal" style:font-style-complex="normal"/>
    </style:style>
    <style:style style:name="T8" style:family="text">
      <style:text-properties fo:font-style="normal" officeooo:rsid="0025a814" style:font-style-asian="normal" style:font-style-complex="normal"/>
    </style:style>
    <style:style style:name="T9" style:family="text">
      <style:text-properties fo:font-style="normal" officeooo:rsid="002651c1" style:font-style-asian="normal" style:font-style-complex="normal"/>
    </style:style>
    <style:style style:name="T10" style:family="text">
      <style:text-properties fo:font-style="normal" officeooo:rsid="00283423" style:font-style-asian="normal" style:font-style-complex="normal"/>
    </style:style>
    <style:style style:name="T11" style:family="text">
      <style:text-properties fo:font-style="normal" officeooo:rsid="0029098b" style:font-style-asian="normal" style:font-style-complex="normal"/>
    </style:style>
    <style:style style:name="T12" style:family="text">
      <style:text-properties fo:font-style="normal" officeooo:rsid="002f6572" style:font-style-asian="normal" style:font-style-complex="normal"/>
    </style:style>
    <style:style style:name="T13" style:family="text">
      <style:text-properties fo:font-style="normal" officeooo:rsid="003103cf" style:font-style-asian="normal" style:font-style-complex="normal"/>
    </style:style>
    <style:style style:name="T14" style:family="text">
      <style:text-properties fo:font-style="normal" officeooo:rsid="0033965e" style:font-style-asian="normal" style:font-style-complex="normal"/>
    </style:style>
    <style:style style:name="T15" style:family="text">
      <style:text-properties fo:font-style="normal" officeooo:rsid="00353dd7" style:font-style-asian="normal" style:font-style-complex="normal"/>
    </style:style>
    <style:style style:name="T16" style:family="text">
      <style:text-properties fo:font-style="normal" officeooo:rsid="0012ff6e" style:font-size-asian="11pt" style:font-style-asian="normal" style:font-size-complex="11pt" style:font-style-complex="normal"/>
    </style:style>
    <style:style style:name="T17" style:family="text">
      <style:text-properties fo:font-style="normal" officeooo:rsid="0025a814" style:font-size-asian="11pt" style:font-style-asian="normal" style:font-size-complex="11pt" style:font-style-complex="normal"/>
    </style:style>
    <style:style style:name="T18" style:family="text">
      <style:text-properties fo:font-style="normal" officeooo:rsid="002651c1" style:font-size-asian="11pt" style:font-style-asian="normal" style:font-size-complex="11pt" style:font-style-complex="normal"/>
    </style:style>
    <style:style style:name="T19" style:family="text">
      <style:text-properties fo:font-style="normal" officeooo:rsid="00278f32" style:font-size-asian="11pt" style:font-style-asian="normal" style:font-size-complex="11pt" style:font-style-complex="normal"/>
    </style:style>
    <style:style style:name="T20" style:family="text">
      <style:text-properties fo:font-style="normal" officeooo:rsid="002c7dfa" style:font-size-asian="11pt" style:font-style-asian="normal" style:font-size-complex="11pt" style:font-style-complex="normal"/>
    </style:style>
    <style:style style:name="T21" style:family="text">
      <style:text-properties fo:font-style="normal" officeooo:rsid="0033965e" style:font-size-asian="11pt" style:font-style-asian="normal" style:font-size-complex="11pt" style:font-style-complex="normal"/>
    </style:style>
    <style:style style:name="T22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23" style:family="text">
      <style:text-properties fo:font-variant="normal" fo:text-transform="none" fo:letter-spacing="normal" fo:font-style="normal" fo:font-weight="normal" officeooo:rsid="0012ff6e" style:font-style-asian="normal" style:font-style-complex="normal"/>
    </style:style>
    <style:style style:name="T24" style:family="text">
      <style:text-properties fo:font-variant="normal" fo:text-transform="none" fo:letter-spacing="normal" fo:font-style="normal" fo:font-weight="normal" officeooo:rsid="00211214" style:font-style-asian="normal" style:font-style-complex="normal"/>
    </style:style>
    <style:style style:name="T25" style:family="text">
      <style:text-properties fo:font-variant="normal" fo:text-transform="none" fo:letter-spacing="normal" fo:font-style="normal" fo:font-weight="normal" officeooo:rsid="003103cf" style:font-style-asian="normal" style:font-style-complex="normal"/>
    </style:style>
    <style:style style:name="T26" style:family="text">
      <style:text-properties fo:font-variant="normal" fo:text-transform="none" fo:letter-spacing="normal" fo:font-style="normal" fo:font-weight="normal" style:font-size-asian="11pt" style:font-style-asian="normal" style:font-size-complex="11pt" style:font-style-complex="normal"/>
    </style:style>
    <style:style style:name="T27" style:family="text">
      <style:text-properties fo:font-variant="normal" fo:text-transform="none" fo:letter-spacing="normal" fo:font-style="normal" fo:font-weight="normal" officeooo:rsid="0012ff6e" style:font-size-asian="11pt" style:font-style-asian="normal" style:font-size-complex="11pt" style:font-style-complex="normal"/>
    </style:style>
    <style:style style:name="T28" style:family="text">
      <style:text-properties fo:font-variant="normal" fo:text-transform="none" fo:letter-spacing="normal" fo:font-style="normal" fo:font-weight="normal" officeooo:rsid="0018c3a7" style:font-size-asian="11pt" style:font-style-asian="normal" style:font-size-complex="11pt" style:font-style-complex="normal"/>
    </style:style>
    <style:style style:name="T29" style:family="text">
      <style:text-properties fo:font-variant="normal" fo:text-transform="none" fo:letter-spacing="normal" fo:font-style="normal" fo:font-weight="normal" officeooo:rsid="00225ca6" style:font-size-asian="11pt" style:font-style-asian="normal" style:font-size-complex="11pt" style:font-style-complex="normal"/>
    </style:style>
    <style:style style:name="T30" style:family="text">
      <style:text-properties fo:font-variant="normal" fo:text-transform="none" fo:letter-spacing="normal" fo:font-style="normal" fo:font-weight="normal" officeooo:rsid="0011be5e" style:font-size-asian="11pt" style:font-style-asian="normal" style:font-size-complex="11pt" style:font-style-complex="normal"/>
    </style:style>
    <style:style style:name="T31" style:family="text">
      <style:text-properties fo:font-variant="normal" fo:text-transform="none" fo:letter-spacing="normal" fo:font-style="normal" fo:font-weight="normal" officeooo:rsid="00278f32" style:font-size-asian="11pt" style:font-style-asian="normal" style:font-size-complex="11pt" style:font-style-complex="normal"/>
    </style:style>
    <style:style style:name="T32" style:family="text">
      <style:text-properties fo:font-variant="normal" fo:text-transform="none" fo:letter-spacing="normal" fo:font-style="normal" fo:font-weight="normal" officeooo:rsid="002c7dfa" style:font-size-asian="11pt" style:font-style-asian="normal" style:font-size-complex="11pt" style:font-style-complex="normal"/>
    </style:style>
    <style:style style:name="T33" style:family="text">
      <style:text-properties fo:font-variant="normal" fo:text-transform="none" fo:letter-spacing="normal" fo:font-style="normal" fo:font-weight="normal" officeooo:rsid="00312afb" style:font-size-asian="11pt" style:font-style-asian="normal" style:font-size-complex="11pt" style:font-style-complex="normal"/>
    </style:style>
    <style:style style:name="T34" style:family="text">
      <style:text-properties fo:font-variant="normal" fo:text-transform="none" fo:letter-spacing="normal" fo:font-style="normal" fo:font-weight="normal" officeooo:rsid="0031cf0d" style:font-size-asian="11pt" style:font-style-asian="normal" style:font-size-complex="11pt" style:font-style-complex="normal"/>
    </style:style>
    <style:style style:name="T35" style:family="text">
      <style:text-properties fo:font-variant="normal" fo:text-transform="none" fo:letter-spacing="normal" fo:font-style="normal" fo:font-weight="normal" officeooo:rsid="0033965e" style:font-size-asian="11pt" style:font-style-asian="normal" style:font-size-complex="11pt" style:font-style-complex="normal"/>
    </style:style>
    <style:style style:name="T36" style:family="text">
      <style:text-properties fo:font-variant="normal" fo:text-transform="none" fo:letter-spacing="normal" fo:font-style="normal" fo:font-weight="normal" officeooo:rsid="00353dd7" style:font-size-asian="11pt" style:font-style-asian="normal" style:font-size-complex="11pt" style:font-style-complex="normal"/>
    </style:style>
    <style:style style:name="T37" style:family="text">
      <style:text-properties fo:font-variant="normal" fo:text-transform="none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fo:letter-spacing="normal" fo:font-style="normal" fo:font-weight="normal" officeooo:rsid="00353dd7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variant="normal" fo:text-transform="none" fo:letter-spacing="normal" fo:font-style="normal" fo:font-weight="normal" style:font-size-asian="11pt" style:font-size-complex="11pt"/>
    </style:style>
    <style:style style:name="T40" style:family="text">
      <style:text-properties fo:font-variant="normal" fo:text-transform="none" fo:letter-spacing="normal" fo:font-weight="normal" officeooo:rsid="001a0c78"/>
    </style:style>
    <style:style style:name="T41" style:family="text">
      <style:text-properties fo:font-variant="normal" fo:text-transform="none" fo:letter-spacing="normal" fo:font-weight="normal" officeooo:rsid="001b164b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1f7f53" style:font-style-asian="italic" style:font-style-complex="italic"/>
    </style:style>
    <style:style style:name="T44" style:family="text">
      <style:text-properties fo:font-style="italic" officeooo:rsid="00211214" style:font-style-asian="italic" style:font-style-complex="italic"/>
    </style:style>
    <style:style style:name="T45" style:family="text">
      <style:text-properties fo:font-style="italic" officeooo:rsid="00209487" style:font-style-asian="italic" style:font-style-complex="italic"/>
    </style:style>
    <style:style style:name="T46" style:family="text">
      <style:text-properties fo:font-style="italic" officeooo:rsid="0029098b" style:font-style-asian="italic" style:font-style-complex="italic"/>
    </style:style>
    <style:style style:name="T47" style:family="text">
      <style:text-properties officeooo:rsid="0018c3a7"/>
    </style:style>
    <style:style style:name="T48" style:family="text">
      <style:text-properties officeooo:rsid="001a0c78"/>
    </style:style>
    <style:style style:name="T49" style:family="text">
      <style:text-properties officeooo:rsid="00106227"/>
    </style:style>
    <style:style style:name="T50" style:family="text">
      <style:text-properties officeooo:rsid="001b164b"/>
    </style:style>
    <style:style style:name="T51" style:family="text">
      <style:text-properties officeooo:rsid="001d4fef"/>
    </style:style>
    <style:style style:name="T52" style:family="text">
      <style:text-properties officeooo:rsid="001f0890"/>
    </style:style>
    <style:style style:name="T53" style:family="text">
      <style:text-properties officeooo:rsid="001f7f53"/>
    </style:style>
    <style:style style:name="T54" style:family="text">
      <style:text-properties officeooo:rsid="00209487"/>
    </style:style>
    <style:style style:name="T55" style:family="text">
      <style:text-properties officeooo:rsid="00211214"/>
    </style:style>
    <style:style style:name="T56" style:family="text">
      <style:text-properties officeooo:rsid="00225ca6"/>
    </style:style>
    <style:style style:name="T57" style:family="text">
      <style:text-properties officeooo:rsid="0024d1ba"/>
    </style:style>
    <style:style style:name="T58" style:family="text">
      <style:text-properties officeooo:rsid="002651c1"/>
    </style:style>
    <style:style style:name="T59" style:family="text">
      <style:text-properties officeooo:rsid="00278f32"/>
    </style:style>
    <style:style style:name="T60" style:family="text">
      <style:text-properties officeooo:rsid="00283423"/>
    </style:style>
    <style:style style:name="T61" style:family="text">
      <style:text-properties style:font-size-asian="11pt" style:font-size-complex="11pt"/>
    </style:style>
    <style:style style:name="T62" style:family="text">
      <style:text-properties officeooo:rsid="00283423" style:font-size-asian="11pt" style:font-size-complex="11pt"/>
    </style:style>
    <style:style style:name="T63" style:family="text">
      <style:text-properties officeooo:rsid="0033965e" style:font-size-asian="11pt" style:font-size-complex="11pt"/>
    </style:style>
    <style:style style:name="T64" style:family="text">
      <style:text-properties officeooo:rsid="002dddfc" style:font-size-asian="11pt" style:font-style-asian="normal" style:font-size-complex="11pt" style:font-style-complex="normal"/>
    </style:style>
    <style:style style:name="T65" style:family="text">
      <style:text-properties officeooo:rsid="0029098b"/>
    </style:style>
    <style:style style:name="T66" style:family="text">
      <style:text-properties officeooo:rsid="002a4076"/>
    </style:style>
    <style:style style:name="T67" style:family="text">
      <style:text-properties officeooo:rsid="002b9377"/>
    </style:style>
    <style:style style:name="T68" style:family="text">
      <style:text-properties officeooo:rsid="002dddfc"/>
    </style:style>
    <style:style style:name="T69" style:family="text">
      <style:text-properties officeooo:rsid="002f6572"/>
    </style:style>
    <style:style style:name="T70" style:family="text">
      <style:text-properties officeooo:rsid="00370331"/>
    </style:style>
    <style:style style:name="T71" style:family="text">
      <style:text-properties officeooo:rsid="00385831"/>
    </style:style>
    <style:style style:name="T72" style:family="text">
      <style:text-properties fo:font-size="18pt" style:font-size-asian="18pt" style:font-size-complex="18pt"/>
    </style:style>
    <style:style style:name="T73" style:family="text">
      <style:text-properties fo:font-size="18pt" officeooo:rsid="00385831" style:font-size-asian="18pt" style:font-size-complex="18pt"/>
    </style:style>
    <style:style style:name="T74" style:family="text">
      <style:text-properties fo:font-size="16pt" style:font-size-asian="16pt" style:font-size-complex="16pt"/>
    </style:style>
    <style:style style:name="T75" style:family="text">
      <style:text-properties fo:font-size="16pt" officeooo:rsid="00385831" style:font-size-asian="16pt" style:font-size-complex="16pt"/>
    </style:style>
    <style:style style:name="T76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76">Adresse de l’ API</text:span><text:span text:style-name="T75"> </text:span>: <text:span text:style-name="T74">perso-etudiant.u-pem.fr/~pthiel/imac_toile_2/api</text:span></text:p>
      <text:p text:style-name="P1"><text:span text:style-name="T71">NOM de l'API :</text:span> <text:span text:style-name="T74">Musiciens-genres</text:span></text:p>
      <text:p text:style-name="P1"><text:span text:style-name="T74"/></text:p>
      <text:p text:style-name="P8">Syntaxe :</text:p>
      <text:p text:style-name="P8"><text:tab/>-- Toute clef non reconnue est ignorée.</text:p>
      <text:p text:style-name="P8"><text:tab/>-- Les éléments des paramètrees sous forme de liste doivent être séparés par des virgules.</text:p>
      <text:p text:style-name="P12"><text:tab/>ex : <text:s/><text:span text:style-name="T2">/musicien/</text:span><text:span text:style-name="T1">searh</text:span><text:span text:style-name="T2">.php?</text:span><text:span text:style-name="T1">genres=1,4,6</text:span></text:p>
      <text:p text:style-name="P1"/>
      <text:p text:style-name="P69">Requêtes G<text:span text:style-name="T56">ET</text:span></text:p>
      <text:p text:style-name="P62"/>
      <text:p text:style-name="P33"><text:span text:style-name="T56">Type de paramètres : </text:span>URL</text:p>
      <text:p text:style-name="P66">READ<text:span text:style-name="T55"> ONE</text:span></text:p>
      <text:p text:style-name="P5"><text:span text:style-name="T54">-- </text:span>Renvoie <text:span text:style-name="T69">l'enregistrement à l'identifiant renseigné.</text:span></text:p>
      <text:p text:style-name="P27">-- Renvoie un message <text:s/>d'erreur et l'identifiant si <text:span text:style-name="T65">ce dernier </text:span>ne correspond à aucun <text:span text:style-name="T51">enregistrement</text:span>.</text:p>
      <text:p text:style-name="P31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88">Clef</text:p>
          </table:table-cell>
          <table:table-cell table:style-name="Tableau2.A1" office:value-type="string">
            <text:p text:style-name="P101">Type</text:p>
          </table:table-cell>
          <table:table-cell table:style-name="Tableau2.C1" office:value-type="string">
            <text:p text:style-name="P115">Sens</text:p>
          </table:table-cell>
        </table:table-row>
        <table:table-row>
          <table:table-cell table:style-name="Tableau2.A2" office:value-type="string">
            <text:p text:style-name="P160">id</text:p>
          </table:table-cell>
          <table:table-cell table:style-name="Tableau2.A2" office:value-type="string">
            <text:p text:style-name="P115">entier</text:p>
          </table:table-cell>
          <table:table-cell table:style-name="Tableau2.C2" office:value-type="string">
            <text:p text:style-name="P115">identifiant du musicien<text:span text:style-name="T51">, groupe, concert, instrument, salle, genre, ville</text:span></text:p>
          </table:table-cell>
        </table:table-row>
      </table:table>
      <text:p text:style-name="P29"><text:tab/><text:span text:style-name="T49">ex : /musicien/read_one.php?id=3</text:span></text:p>
      <text:p text:style-name="P36"><text:tab/><text:span text:style-name="T49">ex : /</text:span>groupe<text:span text:style-name="T49">/read_one.php?id=</text:span>2</text:p>
      <text:p text:style-name="P36"><text:tab/><text:span text:style-name="T49">ex : /</text:span>ville<text:span text:style-name="T49">/read_one.php?id=</text:span>5</text:p>
      <text:p text:style-name="P29"/>
      <text:p text:style-name="P38">GET /musicien/read_one.php</text:p>
      <text:p text:style-name="P38"><text:tab/><text:span text:style-name="T48">-- Lir</text:span>e<text:span text:style-name="T50"> les informations d'un </text:span>musicien donné, avec ses instruments<text:span text:style-name="T67"> (et les pratiques associées)</text:span>, ses genres, sa ville.</text:p>
      <text:p text:style-name="P38">GET /<text:span text:style-name="T51">groupe</text:span>/read_one.php</text:p>
      <text:p text:style-name="P38"><text:tab/><text:span text:style-name="T48">-- Lir</text:span>e<text:span text:style-name="T50"> les informations d'un groupe</text:span> donné, avec ses <text:span text:style-name="T51">membres</text:span>, s<text:span text:style-name="T51">on genre</text:span>.</text:p>
      <text:p text:style-name="P38">GET /<text:span text:style-name="T51">concert</text:span>/read_one.php</text:p>
      <text:p text:style-name="P38"><text:tab/><text:span text:style-name="T48">-- Lir</text:span>e<text:span text:style-name="T50"> la date d'un concert </text:span>donné, avec <text:span text:style-name="T51">son groupe, sa salle</text:span>.</text:p>
      <text:p text:style-name="P39">GET /<text:span text:style-name="T53">instrument</text:span>/read_one.php</text:p>
      <text:p text:style-name="P39"><text:tab/><text:span text:style-name="T48">-- Lir</text:span>e<text:span text:style-name="T50"> le nom, la capacité d'une salle</text:span> donné<text:span text:style-name="T52">e</text:span>, avec sa ville.</text:p>
      <text:p text:style-name="P38">GET /<text:span text:style-name="T51">salle</text:span>/read_one.php</text:p>
      <text:p text:style-name="P38"><text:tab/><text:span text:style-name="T48">-- Lir</text:span>e<text:span text:style-name="T50"> le nom, la capacité d'une salle</text:span> donné<text:span text:style-name="T52">e</text:span>, avec sa ville.</text:p>
      <text:p text:style-name="P38">GET /<text:span text:style-name="T51">genre</text:span>/read_one.php</text:p>
      <text:p text:style-name="P38"><text:tab/><text:span text:style-name="T48">-- Lir</text:span>e<text:span text:style-name="T50"> le nom d'un genre donné</text:span>.</text:p>
      <text:p text:style-name="P38">GET /<text:span text:style-name="T51">ville</text:span>/read_one.php</text:p>
      <text:p text:style-name="P38"><text:tab/><text:span text:style-name="T48">-- Lir</text:span>e<text:span text:style-name="T50"> les informations d'un </text:span>musicien donné, avec ses instruments, ses genres, sa ville.</text:p>
      <text:p text:style-name="P1"/>
      <text:p text:style-name="P67">READ</text:p>
      <text:p text:style-name="P1"><text:span text:style-name="T54">-- </text:span>Renvoie la liste de tous les <text:span text:style-name="T53">enregistrements</text:span>, <text:span text:style-name="T53">d'une entité, sous la même forme que </text:span><text:span text:style-name="T43">read_one</text:span></text:p>
      <text:p text:style-name="P13"><text:tab/><text:span text:style-name="T55">p</text:span>aramètres : aucun</text:p>
      <text:p text:style-name="P2">GET /<text:span text:style-name="T1">musicien/</text:span><text:span text:style-name="T6">read.</text:span><text:span text:style-name="T1">php</text:span></text:p>
      <text:p text:style-name="P2"><text:span text:style-name="T1">GET /</text:span><text:span text:style-name="T6">groupe</text:span><text:span text:style-name="T1">/</text:span><text:span text:style-name="T6">read.</text:span><text:span text:style-name="T1">php </text:span></text:p>
      <text:p text:style-name="P2"><text:span text:style-name="T1">GET /</text:span><text:span text:style-name="T6">concert</text:span><text:span text:style-name="T1">/</text:span><text:span text:style-name="T6">read</text:span><text:span text:style-name="T1">.php </text:span></text:p>
      <text:p text:style-name="P2"><text:span text:style-name="T1">GET /</text:span><text:span text:style-name="T6">instrument</text:span><text:span text:style-name="T1">/</text:span><text:span text:style-name="T6">read</text:span><text:span text:style-name="T1">.php</text:span></text:p>
      <text:p text:style-name="P40">GET /<text:span text:style-name="T55">salle</text:span>/<text:span text:style-name="T55">read.</text:span>php </text:p>
      <text:p text:style-name="P40"/>
      <text:p text:style-name="P13"/>
      <text:p text:style-name="P68"><text:soft-page-break/>SEARCH</text:p>
      <text:p text:style-name="P45"><text:span text:style-name="T48">-- </text:span>Renvoie la liste des <text:span text:style-name="T55">enregistrement </text:span>qui correspondent à <text:span text:style-name="T54">TOUS </text:span>les critères renseignés.<text:span text:style-name="T55"> Même forme de réponse que </text:span><text:span text:style-name="T44">read_one </text:span><text:span text:style-name="T55">et </text:span><text:span text:style-name="T44">read</text:span><text:span text:style-name="T55">.</text:span></text:p>
      <text:p text:style-name="P47">-- Tous les <text:span text:style-name="T65">champs </text:span>sont facultatif<text:span text:style-name="T54">s, ne fournir aucun paramètre revient à une requête </text:span><text:span text:style-name="T45">read</text:span><text:span text:style-name="T46">.</text:span></text:p>
      <text:p text:style-name="P48"><text:span text:style-name="T46">-</text:span><text:span text:style-name="T65">- Renvoie un message d'erreur si les arguments sont invalides.</text:span></text:p>
      <text:p text:style-name="P41"><text:tab/></text:p>
      <text:p text:style-name="P41"/>
      <text:p text:style-name="P1">GET /<text:span text:style-name="T1">musicien/search.php</text:span></text:p>
      <text:p text:style-name="P34"/>
      <text:p text:style-name="P31"/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88">Clef</text:p>
          </table:table-cell>
          <table:table-cell table:style-name="Tableau1.A1" office:value-type="string">
            <text:p text:style-name="P101">Type</text:p>
          </table:table-cell>
          <table:table-cell table:style-name="Tableau1.C1" office:value-type="string">
            <text:p text:style-name="P115">Sens</text:p>
          </table:table-cell>
        </table:table-row>
        <table:table-row>
          <table:table-cell table:style-name="Tableau1.A2" office:value-type="string">
            <text:p text:style-name="P162">nom</text:p>
          </table:table-cell>
          <table:table-cell table:style-name="Tableau1.A2" office:value-type="string">
            <text:p text:style-name="P128">chaîne de caractères</text:p>
          </table:table-cell>
          <table:table-cell table:style-name="Tableau1.C2" office:value-type="string">
            <text:p text:style-name="P128">Nom du musicien</text:p>
          </table:table-cell>
        </table:table-row>
        <table:table-row>
          <table:table-cell table:style-name="Tableau1.A2" office:value-type="string">
            <text:p text:style-name="P162">prenom</text:p>
          </table:table-cell>
          <table:table-cell table:style-name="Tableau1.A2" office:value-type="string">
            <text:p text:style-name="P128">chaîne de caractères</text:p>
          </table:table-cell>
          <table:table-cell table:style-name="Tableau1.C2" office:value-type="string">
            <text:p text:style-name="P128">Prénom du musicien</text:p>
          </table:table-cell>
        </table:table-row>
        <table:table-row>
          <table:table-cell table:style-name="Tableau1.A2" office:value-type="string">
            <text:p text:style-name="P162">date_apres</text:p>
          </table:table-cell>
          <table:table-cell table:style-name="Tableau1.A2" office:value-type="string">
            <text:p text:style-name="P128">date</text:p>
          </table:table-cell>
          <table:table-cell table:style-name="Tableau1.C2" office:value-type="string">
            <text:p text:style-name="P128">Date <text:span text:style-name="T47">après laquelle le musicien est né</text:span></text:p>
          </table:table-cell>
        </table:table-row>
        <table:table-row>
          <table:table-cell table:style-name="Tableau1.A2" office:value-type="string">
            <text:p text:style-name="P162">date_avant</text:p>
          </table:table-cell>
          <table:table-cell table:style-name="Tableau1.A2" office:value-type="string">
            <text:p text:style-name="P128">date</text:p>
          </table:table-cell>
          <table:table-cell table:style-name="Tableau1.C2" office:value-type="string">
            <text:p text:style-name="P115">Date avant laquelle le musicien est né</text:p>
          </table:table-cell>
        </table:table-row>
        <table:table-row>
          <table:table-cell table:style-name="Tableau1.A2" office:value-type="string">
            <text:p text:style-name="P162">ville</text:p>
          </table:table-cell>
          <table:table-cell table:style-name="Tableau1.A2" office:value-type="string">
            <text:p text:style-name="P128">entier</text:p>
          </table:table-cell>
          <table:table-cell table:style-name="Tableau1.C2" office:value-type="string">
            <text:p text:style-name="P115"><text:span text:style-name="T57">I</text:span>dentifiant de la ville du musicien</text:p>
          </table:table-cell>
        </table:table-row>
        <table:table-row>
          <table:table-cell table:style-name="Tableau1.A2" office:value-type="string">
            <text:p text:style-name="P162">genres</text:p>
          </table:table-cell>
          <table:table-cell table:style-name="Tableau1.A2" office:value-type="string">
            <text:p text:style-name="P128">liste d'entiers</text:p>
          </table:table-cell>
          <table:table-cell table:style-name="Tableau1.C2" office:value-type="string">
            <text:p text:style-name="P128">Identifiants des genres du musicien</text:p>
          </table:table-cell>
        </table:table-row>
        <table:table-row>
          <table:table-cell table:style-name="Tableau1.A2" office:value-type="string">
            <text:p text:style-name="P162">instruments</text:p>
          </table:table-cell>
          <table:table-cell table:style-name="Tableau1.A2" office:value-type="string">
            <text:p text:style-name="P128">liste d'entiers</text:p>
          </table:table-cell>
          <table:table-cell table:style-name="Tableau1.C2" office:value-type="string">
            <text:p text:style-name="P128">Identifiants des instruments du musicien</text:p>
          </table:table-cell>
        </table:table-row>
      </table:table>
      <text:p text:style-name="P31"/>
      <text:p text:style-name="P15"><text:span text:style-name="T2"><text:tab/></text:span><text:span text:style-name="T3">ex : </text:span><text:span text:style-name="T14">/</text:span><text:span text:style-name="T3">musicien/search.php?prenom=pierre&amp;ville=1&amp;genres=2,3</text:span></text:p>
      <text:p text:style-name="P15"><text:span text:style-name="T3"/></text:p>
      <text:p text:style-name="P2"><text:span text:style-name="T1">GET /</text:span><text:span text:style-name="T6">groupe</text:span><text:span text:style-name="T1">/search.php</text:span></text:p>
      <text:p text:style-name="P2"><text:span text:style-name="T7"/></text:p>
      <table:table table:name="Tableau6" table:style-name="Tableau6">
        <table:table-column table:style-name="Tableau6.A"/>
        <table:table-column table:style-name="Tableau6.B" table:number-columns-repeated="2"/>
        <table:table-row>
          <table:table-cell table:style-name="Tableau6.A1" office:value-type="string">
            <text:p text:style-name="P89">Clef</text:p>
          </table:table-cell>
          <table:table-cell table:style-name="Tableau6.A1" office:value-type="string">
            <text:p text:style-name="P102">Type</text:p>
          </table:table-cell>
          <table:table-cell table:style-name="Tableau6.C1" office:value-type="string">
            <text:p text:style-name="P116">Sens</text:p>
          </table:table-cell>
        </table:table-row>
        <table:table-row>
          <table:table-cell table:style-name="Tableau6.A2" office:value-type="string">
            <text:p text:style-name="P163">nom</text:p>
          </table:table-cell>
          <table:table-cell table:style-name="Tableau6.A2" office:value-type="string">
            <text:p text:style-name="P129">chaîne de caractères</text:p>
          </table:table-cell>
          <table:table-cell table:style-name="Tableau6.C2" office:value-type="string">
            <text:p text:style-name="P129">Nom du <text:span text:style-name="T56">groupe</text:span></text:p>
          </table:table-cell>
        </table:table-row>
        <table:table-row>
          <table:table-cell table:style-name="Tableau6.A2" office:value-type="string">
            <text:p text:style-name="P174">genre</text:p>
          </table:table-cell>
          <table:table-cell table:style-name="Tableau6.A2" office:value-type="string">
            <text:p text:style-name="P140">entier</text:p>
          </table:table-cell>
          <table:table-cell table:style-name="Tableau6.C2" office:value-type="string">
            <text:p text:style-name="P140">Identifiant du genre du groupe</text:p>
          </table:table-cell>
        </table:table-row>
        <table:table-row>
          <table:table-cell table:style-name="Tableau6.A2" office:value-type="string">
            <text:p text:style-name="P174">musiciens</text:p>
          </table:table-cell>
          <table:table-cell table:style-name="Tableau6.A2" office:value-type="string">
            <text:p text:style-name="P140">liste d'entiers</text:p>
          </table:table-cell>
          <table:table-cell table:style-name="Tableau6.C2" office:value-type="string">
            <text:p text:style-name="P140">Identifiants des musiciens du groupe</text:p>
          </table:table-cell>
        </table:table-row>
        <table:table-row>
          <table:table-cell table:style-name="Tableau6.A2" office:value-type="string">
            <text:p text:style-name="P163">instruments</text:p>
          </table:table-cell>
          <table:table-cell table:style-name="Tableau6.A2" office:value-type="string">
            <text:p text:style-name="P129">liste d'entiers</text:p>
          </table:table-cell>
          <table:table-cell table:style-name="Tableau6.C2" office:value-type="string">
            <text:p text:style-name="P129">Identifiants des instruments <text:span text:style-name="T56">joués dans le groupe</text:span></text:p>
          </table:table-cell>
        </table:table-row>
      </table:table>
      <text:p text:style-name="P16"><text:span text:style-name="T1"><text:tab/></text:span></text:p>
      <text:p text:style-name="P50"><text:span text:style-name="T29"><text:tab/></text:span><text:span text:style-name="T30">ex : </text:span><text:span text:style-name="T35">/</text:span><text:span text:style-name="T29">groupe</text:span><text:span text:style-name="T30">/search.php?musiciens=5,6&amp;genre=3</text:span></text:p>
      <text:p text:style-name="P50"><text:span text:style-name="T30"/></text:p>
      <text:p text:style-name="P50"><text:span text:style-name="T30"/></text:p>
      <text:p text:style-name="P50"><text:span text:style-name="T30"/></text:p>
      <text:p text:style-name="P50"><text:span text:style-name="T30"/></text:p>
      <text:p text:style-name="P50"><text:span text:style-name="T30"/></text:p>
      <text:p text:style-name="P50"><text:span text:style-name="T30"/></text:p>
      <text:p text:style-name="P50"><text:span text:style-name="T30"/></text:p>
      <text:p text:style-name="P50"><text:span text:style-name="T30"/></text:p>
      <text:p text:style-name="P50"><text:span text:style-name="T30"/></text:p>
      <text:p text:style-name="P50"><text:span text:style-name="T30"/></text:p>
      <text:p text:style-name="P50"><text:span text:style-name="T30"/></text:p>
      <text:p text:style-name="P50"><text:span text:style-name="T30"/></text:p>
      <text:p text:style-name="P50"><text:span text:style-name="T30"/></text:p>
      <text:p text:style-name="P2"><text:span text:style-name="T1"/></text:p>
      <text:p text:style-name="P2"><text:soft-page-break/><text:span text:style-name="T1">GET /</text:span><text:span text:style-name="T6">concert</text:span><text:span text:style-name="T1">/search.php</text:span></text:p>
      <text:p text:style-name="P16"><text:span text:style-name="T1"><text:tab/></text:span></text:p>
      <table:table table:name="Tableau7" table:style-name="Tableau7">
        <table:table-column table:style-name="Tableau7.A"/>
        <table:table-column table:style-name="Tableau7.B" table:number-columns-repeated="2"/>
        <table:table-row>
          <table:table-cell table:style-name="Tableau7.A1" office:value-type="string">
            <text:p text:style-name="P89">Clef</text:p>
          </table:table-cell>
          <table:table-cell table:style-name="Tableau7.A1" office:value-type="string">
            <text:p text:style-name="P102">Type</text:p>
          </table:table-cell>
          <table:table-cell table:style-name="Tableau7.C1" office:value-type="string">
            <text:p text:style-name="P116">Sens</text:p>
          </table:table-cell>
        </table:table-row>
        <table:table-row table:style-name="Tableau7.2">
          <table:table-cell table:style-name="Tableau7.A2" office:value-type="string">
            <text:p text:style-name="P163">nom</text:p>
          </table:table-cell>
          <table:table-cell table:style-name="Tableau7.A2" office:value-type="string">
            <text:p text:style-name="P129">chaîne de caractères</text:p>
          </table:table-cell>
          <table:table-cell table:style-name="Tableau7.C2" office:value-type="string">
            <text:p text:style-name="P129">Nom du <text:span text:style-name="T57">concert</text:span></text:p>
          </table:table-cell>
        </table:table-row>
        <table:table-row>
          <table:table-cell table:style-name="Tableau7.A2" office:value-type="string">
            <text:p text:style-name="P177">date_apres</text:p>
          </table:table-cell>
          <table:table-cell table:style-name="Tableau7.A2" office:value-type="string">
            <text:p text:style-name="P143">date</text:p>
          </table:table-cell>
          <table:table-cell table:style-name="Tableau7.C2" office:value-type="string">
            <text:p text:style-name="P143">Date après laquelle le concert a lieu</text:p>
          </table:table-cell>
        </table:table-row>
        <table:table-row>
          <table:table-cell table:style-name="Tableau7.A2" office:value-type="string">
            <text:p text:style-name="P177">date_avant</text:p>
          </table:table-cell>
          <table:table-cell table:style-name="Tableau7.A2" office:value-type="string">
            <text:p text:style-name="P143">date</text:p>
          </table:table-cell>
          <table:table-cell table:style-name="Tableau7.C2" office:value-type="string">
            <text:p text:style-name="P143">Date avant laquelle le concert a lieu</text:p>
          </table:table-cell>
        </table:table-row>
        <table:table-row>
          <table:table-cell table:style-name="Tableau7.A2" office:value-type="string">
            <text:p text:style-name="P177">groupe</text:p>
          </table:table-cell>
          <table:table-cell table:style-name="Tableau7.A2" office:value-type="string">
            <text:p text:style-name="P143">entier</text:p>
          </table:table-cell>
          <table:table-cell table:style-name="Tableau7.C2" office:value-type="string">
            <text:p text:style-name="P143">Identifiant du groupe</text:p>
          </table:table-cell>
        </table:table-row>
        <table:table-row>
          <table:table-cell table:style-name="Tableau7.A2" office:value-type="string">
            <text:p text:style-name="P177">salle</text:p>
          </table:table-cell>
          <table:table-cell table:style-name="Tableau7.A2" office:value-type="string">
            <text:p text:style-name="P143">entier</text:p>
          </table:table-cell>
          <table:table-cell table:style-name="Tableau7.C2" office:value-type="string">
            <text:p text:style-name="P143">Identifiant de la salle</text:p>
          </table:table-cell>
        </table:table-row>
      </table:table>
      <text:p text:style-name="P52"><text:span text:style-name="T17"><text:tab/>ex : </text:span><text:span text:style-name="T21">/</text:span><text:span text:style-name="T26">concert/search.php?groupe=1&amp;salle=17</text:span></text:p>
      <text:p text:style-name="P2"><text:span text:style-name="T1"/></text:p>
      <text:p text:style-name="P2"><text:span text:style-name="T1">GET /</text:span><text:span text:style-name="T6">instrument</text:span><text:span text:style-name="T1">/search.php</text:span></text:p>
      <text:p text:style-name="P24"><text:span text:style-name="T1"/></text:p>
      <table:table table:name="Tableau8" table:style-name="Tableau8">
        <table:table-column table:style-name="Tableau8.A"/>
        <table:table-column table:style-name="Tableau8.B" table:number-columns-repeated="2"/>
        <table:table-row>
          <table:table-cell table:style-name="Tableau8.A1" office:value-type="string">
            <text:p text:style-name="P90">Clef</text:p>
          </table:table-cell>
          <table:table-cell table:style-name="Tableau8.A1" office:value-type="string">
            <text:p text:style-name="P104">Type</text:p>
          </table:table-cell>
          <table:table-cell table:style-name="Tableau8.C1" office:value-type="string">
            <text:p text:style-name="P117">Sens</text:p>
          </table:table-cell>
        </table:table-row>
        <table:table-row table:style-name="Tableau8.2">
          <table:table-cell table:style-name="Tableau8.A2" office:value-type="string">
            <text:p text:style-name="P165">nom</text:p>
          </table:table-cell>
          <table:table-cell table:style-name="Tableau8.A2" office:value-type="string">
            <text:p text:style-name="P131">chaîne de caractères</text:p>
          </table:table-cell>
          <table:table-cell table:style-name="Tableau8.C2" office:value-type="string">
            <text:p text:style-name="P131">Nom d<text:span text:style-name="T58">e l'instrument</text:span></text:p>
          </table:table-cell>
        </table:table-row>
      </table:table>
      <text:p text:style-name="P24"><text:span text:style-name="T1"><text:tab/></text:span><text:span text:style-name="T8">ex : </text:span><text:span text:style-name="T14">/</text:span><text:span text:style-name="T15">instrument</text:span><text:span text:style-name="T22">/search.php?nom=gui</text:span></text:p>
      <text:p text:style-name="P24"><text:span text:style-name="T22"/></text:p>
      <text:p text:style-name="P2"><text:span text:style-name="T1">GET /</text:span><text:span text:style-name="T6">salle</text:span><text:span text:style-name="T1">/search.php</text:span></text:p>
      <text:p text:style-name="P24"><text:span text:style-name="T1"><text:tab/></text:span></text:p>
      <table:table table:name="Tableau9" table:style-name="Tableau9">
        <table:table-column table:style-name="Tableau9.A"/>
        <table:table-column table:style-name="Tableau9.B" table:number-columns-repeated="2"/>
        <table:table-row>
          <table:table-cell table:style-name="Tableau9.A1" office:value-type="string">
            <text:p text:style-name="P90">Clef</text:p>
          </table:table-cell>
          <table:table-cell table:style-name="Tableau9.A1" office:value-type="string">
            <text:p text:style-name="P104">Type</text:p>
          </table:table-cell>
          <table:table-cell table:style-name="Tableau9.C1" office:value-type="string">
            <text:p text:style-name="P117">Sens</text:p>
          </table:table-cell>
        </table:table-row>
        <table:table-row table:style-name="Tableau9.2">
          <table:table-cell table:style-name="Tableau9.A2" office:value-type="string">
            <text:p text:style-name="P165">nom</text:p>
          </table:table-cell>
          <table:table-cell table:style-name="Tableau9.A2" office:value-type="string">
            <text:p text:style-name="P131">chaîne de caractères</text:p>
          </table:table-cell>
          <table:table-cell table:style-name="Tableau9.C2" office:value-type="string">
            <text:p text:style-name="P131">Nom d<text:span text:style-name="T58">e <text:s/>la salle</text:span></text:p>
          </table:table-cell>
        </table:table-row>
        <table:table-row table:style-name="Tableau9.2">
          <table:table-cell table:style-name="Tableau9.A2" office:value-type="string">
            <text:p text:style-name="P180">capacite_<text:span text:style-name="T59">min</text:span></text:p>
          </table:table-cell>
          <table:table-cell table:style-name="Tableau9.A2" office:value-type="string">
            <text:p text:style-name="P146">entier</text:p>
          </table:table-cell>
          <table:table-cell table:style-name="Tableau9.C2" office:value-type="string">
            <text:p text:style-name="P147">Nombre de places qu<text:span text:style-name="T59">e la salle </text:span>doit au <text:span text:style-name="T59">minimum</text:span></text:p>
          </table:table-cell>
        </table:table-row>
        <table:table-row table:style-name="Tableau9.2">
          <table:table-cell table:style-name="Tableau9.A2" office:value-type="string">
            <text:p text:style-name="P180">capicite_m<text:span text:style-name="T59">ax</text:span></text:p>
          </table:table-cell>
          <table:table-cell table:style-name="Tableau9.A2" office:value-type="string">
            <text:p text:style-name="P146">entier</text:p>
          </table:table-cell>
          <table:table-cell table:style-name="Tableau9.C2" office:value-type="string">
            <text:p text:style-name="P147">Nombre de places qu<text:span text:style-name="T59">e la salle </text:span>doit au <text:span text:style-name="T59">maximum</text:span></text:p>
          </table:table-cell>
        </table:table-row>
        <table:table-row table:style-name="Tableau9.2">
          <table:table-cell table:style-name="Tableau9.A2" office:value-type="string">
            <text:p text:style-name="P183">ville</text:p>
          </table:table-cell>
          <table:table-cell table:style-name="Tableau9.A2" office:value-type="string">
            <text:p text:style-name="P150">entier</text:p>
          </table:table-cell>
          <table:table-cell table:style-name="Tableau9.C2" office:value-type="string">
            <text:p text:style-name="P150">Identifiant de la ville</text:p>
          </table:table-cell>
        </table:table-row>
      </table:table>
      <text:p text:style-name="P53"><text:span text:style-name="T18"><text:s/></text:span><text:span text:style-name="T19"><text:tab/>ex : </text:span><text:span text:style-name="T21">/</text:span><text:span text:style-name="T31">salle/search.php?nom=La&amp;capacite_min=51</text:span></text:p>
      <text:p text:style-name="P3"><text:span text:style-name="T9"/></text:p>
      <text:p text:style-name="P3"><text:span text:style-name="T1">GET /</text:span><text:span text:style-name="T6">genre</text:span><text:span text:style-name="T1">/search.php</text:span></text:p>
      <text:p text:style-name="P25"><text:span text:style-name="T1"><text:tab/></text:span></text:p>
      <table:table table:name="Tableau10" table:style-name="Tableau10">
        <table:table-column table:style-name="Tableau10.A"/>
        <table:table-column table:style-name="Tableau10.B" table:number-columns-repeated="2"/>
        <table:table-row>
          <table:table-cell table:style-name="Tableau10.A1" office:value-type="string">
            <text:p text:style-name="P91">Clef</text:p>
          </table:table-cell>
          <table:table-cell table:style-name="Tableau10.A1" office:value-type="string">
            <text:p text:style-name="P105">Type</text:p>
          </table:table-cell>
          <table:table-cell table:style-name="Tableau10.C1" office:value-type="string">
            <text:p text:style-name="P118">Sens</text:p>
          </table:table-cell>
        </table:table-row>
        <table:table-row table:style-name="Tableau10.2">
          <table:table-cell table:style-name="Tableau10.A2" office:value-type="string">
            <text:p text:style-name="P166">nom</text:p>
          </table:table-cell>
          <table:table-cell table:style-name="Tableau10.A2" office:value-type="string">
            <text:p text:style-name="P132">chaîne de caractères</text:p>
          </table:table-cell>
          <table:table-cell table:style-name="Tableau10.C2" office:value-type="string">
            <text:p text:style-name="P132">Nom d<text:span text:style-name="T59">u genre</text:span></text:p>
          </table:table-cell>
        </table:table-row>
      </table:table>
      <text:p text:style-name="P25"><text:span text:style-name="T1"><text:tab/></text:span><text:span text:style-name="T10">ex : </text:span><text:span text:style-name="T14">/</text:span><text:span text:style-name="T10">genre/search.php?nom=elec</text:span></text:p>
      <text:p text:style-name="P25"><text:span text:style-name="T10"/></text:p>
      <text:p text:style-name="P2"><text:span text:style-name="T1">GET /</text:span><text:span text:style-name="T6">ville</text:span><text:span text:style-name="T1">/search.php </text:span></text:p>
      <text:p text:style-name="P44"><text:span text:style-name="T3"><text:tab/></text:span></text:p>
      <table:table table:name="Tableau11" table:style-name="Tableau11">
        <table:table-column table:style-name="Tableau11.A"/>
        <table:table-column table:style-name="Tableau11.B" table:number-columns-repeated="2"/>
        <table:table-row>
          <table:table-cell table:style-name="Tableau11.A1" office:value-type="string">
            <text:p text:style-name="P92">Clef</text:p>
          </table:table-cell>
          <table:table-cell table:style-name="Tableau11.A1" office:value-type="string">
            <text:p text:style-name="P106">Type</text:p>
          </table:table-cell>
          <table:table-cell table:style-name="Tableau11.C1" office:value-type="string">
            <text:p text:style-name="P119">Sens</text:p>
          </table:table-cell>
        </table:table-row>
        <table:table-row table:style-name="Tableau11.2">
          <table:table-cell table:style-name="Tableau11.A2" office:value-type="string">
            <text:p text:style-name="P167">nom</text:p>
          </table:table-cell>
          <table:table-cell table:style-name="Tableau11.A2" office:value-type="string">
            <text:p text:style-name="P133">chaîne de caractères</text:p>
          </table:table-cell>
          <table:table-cell table:style-name="Tableau11.C2" office:value-type="string">
            <text:p text:style-name="P133">Nom d<text:span text:style-name="T60">e la ville</text:span></text:p>
          </table:table-cell>
        </table:table-row>
        <table:table-row table:style-name="Tableau11.2">
          <table:table-cell table:style-name="Tableau11.A2" office:value-type="string">
            <text:p text:style-name="P186">code_min</text:p>
          </table:table-cell>
          <table:table-cell table:style-name="Tableau11.A2" office:value-type="string">
            <text:p text:style-name="P153">entier</text:p>
          </table:table-cell>
          <table:table-cell table:style-name="Tableau11.C2" office:value-type="string">
            <text:p text:style-name="P153">Minimum du code postal</text:p>
          </table:table-cell>
        </table:table-row>
        <table:table-row table:style-name="Tableau11.2">
          <table:table-cell table:style-name="Tableau11.A2" office:value-type="string">
            <text:p text:style-name="P186">code_max</text:p>
          </table:table-cell>
          <table:table-cell table:style-name="Tableau11.A2" office:value-type="string">
            <text:p text:style-name="P153">entier</text:p>
          </table:table-cell>
          <table:table-cell table:style-name="Tableau11.C2" office:value-type="string">
            <text:p text:style-name="P153">Maximum du code postal</text:p>
          </table:table-cell>
        </table:table-row>
      </table:table>
      <text:p text:style-name="P54"><text:span text:style-name="T62"><text:tab/>ex : </text:span><text:span text:style-name="T63">/</text:span><text:span text:style-name="T39">ville/search.php?code_min=77000&amp;code_max=78000</text:span></text:p>
      <text:p text:style-name="P1"/>
      <text:p text:style-name="P4"/>
      <text:p text:style-name="P70"/>
      <text:p text:style-name="P70"><text:soft-page-break/>Requêtes <text:span text:style-name="T65">POST</text:span></text:p>
      <text:p text:style-name="P63"/>
      <text:p text:style-name="P10"><text:span text:style-name="T11">Type de p</text:span><text:span text:style-name="T1">aramètres :</text:span><text:span text:style-name="T11"> </text:span><text:span text:style-name="T1">Corps de la requête</text:span><text:span text:style-name="T11">.</text:span></text:p>
      <text:p text:style-name="P19"><text:span text:style-name="T5">-- </text:span><text:span text:style-name="T4">Créer un </text:span><text:span text:style-name="T11">enregistrement</text:span><text:span text:style-name="T4"> à partir des critères renseignés.</text:span></text:p>
      <text:p text:style-name="P9"><text:span text:style-name="T1">-- Tous les </text:span><text:span text:style-name="T11">champs </text:span><text:span text:style-name="T1">sont obligatoir</text:span><text:span text:style-name="T11">e</text:span><text:span text:style-name="T1">s</text:span><text:span text:style-name="T11">.</text:span></text:p>
      <text:p text:style-name="P22"><text:span text:style-name="T46">-</text:span><text:span text:style-name="T11">- Renvoie un message d'erreur si les arguments sont invalides.</text:span></text:p>
      <text:p text:style-name="P1"/>
      <text:p text:style-name="P1">POST /<text:span text:style-name="T1">musicien/create.php</text:span></text:p>
      <text:p text:style-name="P8"><text:span text:style-name="T4"><text:tab/></text:span><text:span text:style-name="T11">NOTE :</text:span><text:span text:style-name="T1"> </text:span><text:span text:style-name="T11">I</text:span><text:span text:style-name="T1">l faut <text:s/>fournir autant d'éléments à </text:span><text:span text:style-name="T42">annee_debut</text:span><text:span text:style-name="T1"> qu'à </text:span><text:span text:style-name="T42">instrument</text:span><text:span text:style-name="T1">s.</text:span></text:p>
      <text:p text:style-name="P18"><text:span text:style-name="T4"/></text:p>
      <table:table table:name="Tableau3" table:style-name="Tableau3">
        <table:table-column table:style-name="Tableau3.A"/>
        <table:table-column table:style-name="Tableau3.B" table:number-columns-repeated="2"/>
        <table:table-row>
          <table:table-cell table:style-name="Tableau3.A1" office:value-type="string">
            <text:p text:style-name="P88">Clef</text:p>
          </table:table-cell>
          <table:table-cell table:style-name="Tableau3.A1" office:value-type="string">
            <text:p text:style-name="P103">Type</text:p>
          </table:table-cell>
          <table:table-cell table:style-name="Tableau3.C1" office:value-type="string">
            <text:p text:style-name="P115">Sens</text:p>
          </table:table-cell>
        </table:table-row>
        <table:table-row>
          <table:table-cell table:style-name="Tableau3.A2" office:value-type="string">
            <text:p text:style-name="P164">nom</text:p>
          </table:table-cell>
          <table:table-cell table:style-name="Tableau3.A2" office:value-type="string">
            <text:p text:style-name="P130">chaîne de caractères</text:p>
          </table:table-cell>
          <table:table-cell table:style-name="Tableau3.C2" office:value-type="string">
            <text:p text:style-name="P130">Nom du musicien</text:p>
          </table:table-cell>
        </table:table-row>
        <table:table-row>
          <table:table-cell table:style-name="Tableau3.A2" office:value-type="string">
            <text:p text:style-name="P164">prenom</text:p>
          </table:table-cell>
          <table:table-cell table:style-name="Tableau3.A2" office:value-type="string">
            <text:p text:style-name="P130">chaîne de caractères</text:p>
          </table:table-cell>
          <table:table-cell table:style-name="Tableau3.C2" office:value-type="string">
            <text:p text:style-name="P130">Prénom du musicien</text:p>
          </table:table-cell>
        </table:table-row>
        <table:table-row>
          <table:table-cell table:style-name="Tableau3.A2" office:value-type="string">
            <text:p text:style-name="P164">date_<text:span text:style-name="T65">naissance</text:span></text:p>
          </table:table-cell>
          <table:table-cell table:style-name="Tableau3.A2" office:value-type="string">
            <text:p text:style-name="P130">date</text:p>
          </table:table-cell>
          <table:table-cell table:style-name="Tableau3.C2" office:value-type="string">
            <text:p text:style-name="P130">Date <text:span text:style-name="T65">de naissance du musicien</text:span></text:p>
          </table:table-cell>
        </table:table-row>
        <table:table-row>
          <table:table-cell table:style-name="Tableau3.A2" office:value-type="string">
            <text:p text:style-name="P164">ville</text:p>
          </table:table-cell>
          <table:table-cell table:style-name="Tableau3.A2" office:value-type="string">
            <text:p text:style-name="P130">entier</text:p>
          </table:table-cell>
          <table:table-cell table:style-name="Tableau3.C2" office:value-type="string">
            <text:p text:style-name="P115">identifiant de la ville du musicien</text:p>
          </table:table-cell>
        </table:table-row>
        <table:table-row>
          <table:table-cell table:style-name="Tableau3.A2" office:value-type="string">
            <text:p text:style-name="P164">genres</text:p>
          </table:table-cell>
          <table:table-cell table:style-name="Tableau3.A2" office:value-type="string">
            <text:p text:style-name="P130">liste d'entiers</text:p>
          </table:table-cell>
          <table:table-cell table:style-name="Tableau3.C2" office:value-type="string">
            <text:p text:style-name="P130">Identifiants des genres du musicien</text:p>
          </table:table-cell>
        </table:table-row>
        <table:table-row>
          <table:table-cell table:style-name="Tableau3.A2" office:value-type="string">
            <text:p text:style-name="P164">instruments</text:p>
          </table:table-cell>
          <table:table-cell table:style-name="Tableau3.A2" office:value-type="string">
            <text:p text:style-name="P130">liste d'entiers</text:p>
          </table:table-cell>
          <table:table-cell table:style-name="Tableau3.C2" office:value-type="string">
            <text:p text:style-name="P130">Identifiants des instruments du musicien</text:p>
          </table:table-cell>
        </table:table-row>
        <table:table-row>
          <table:table-cell table:style-name="Tableau3.A2" office:value-type="string">
            <text:p text:style-name="P160">annee_debut</text:p>
          </table:table-cell>
          <table:table-cell table:style-name="Tableau3.A2" office:value-type="string">
            <text:p text:style-name="P115">liste d'années (entiers entre 1950 et 2050)</text:p>
          </table:table-cell>
          <table:table-cell table:style-name="Tableau3.C2" office:value-type="string">
            <text:p text:style-name="P115">Année de début de pratique de chaque instrument du musicien</text:p>
          </table:table-cell>
        </table:table-row>
      </table:table>
      <text:p text:style-name="P51"><text:span text:style-name="T16"><text:tab/></text:span></text:p>
      <text:p text:style-name="P55"><text:span text:style-name="T16">ex : <text:s/></text:span><text:span text:style-name="T20">(corps de requête)</text:span></text:p>
      <text:p text:style-name="P55"><text:span text:style-name="T32"><text:tab/></text:span><text:span text:style-name="T26">nom=</text:span><text:span text:style-name="T27">Jackson&amp;</text:span><text:span text:style-name="T26">prenom=</text:span><text:span text:style-name="T27">Mickael</text:span><text:span text:style-name="T26">&amp;date_naissance=19-06-15&amp;ville=11&amp;genres=3&amp;instruments=1,5&amp;annee_debut=1960, 19</text:span><text:span text:style-name="T28">6</text:span><text:span text:style-name="T26">0</text:span></text:p>
      <text:p text:style-name="P73"/>
      <text:p text:style-name="P73"/>
      <text:p text:style-name="P4"><text:span text:style-name="T11">POST </text:span><text:span text:style-name="T1">/</text:span><text:span text:style-name="T6">groupe</text:span><text:span text:style-name="T1">/</text:span><text:span text:style-name="T11">create</text:span><text:span text:style-name="T1">.php</text:span></text:p>
      <text:p text:style-name="P26"><text:span text:style-name="T1"><text:tab/></text:span><text:span text:style-name="T11">NOTE :</text:span><text:span text:style-name="T5"> </text:span><text:span text:style-name="T11">I</text:span><text:span text:style-name="T5">l faut <text:s/>fournir autant d'éléments à </text:span><text:span text:style-name="T42">date_entree</text:span><text:span text:style-name="T5"> qu'à </text:span><text:span text:style-name="T42">membres</text:span><text:span text:style-name="T1">.</text:span></text:p>
      <text:p text:style-name="P4"><text:span text:style-name="T7"/></text:p>
      <table:table table:name="Tableau12" table:style-name="Tableau12">
        <table:table-column table:style-name="Tableau12.A"/>
        <table:table-column table:style-name="Tableau12.B" table:number-columns-repeated="2"/>
        <table:table-row>
          <table:table-cell table:style-name="Tableau12.A1" office:value-type="string">
            <text:p text:style-name="P93">Clef</text:p>
          </table:table-cell>
          <table:table-cell table:style-name="Tableau12.A1" office:value-type="string">
            <text:p text:style-name="P107">Type</text:p>
          </table:table-cell>
          <table:table-cell table:style-name="Tableau12.C1" office:value-type="string">
            <text:p text:style-name="P120">Sens</text:p>
          </table:table-cell>
        </table:table-row>
        <table:table-row>
          <table:table-cell table:style-name="Tableau12.A2" office:value-type="string">
            <text:p text:style-name="P168">nom</text:p>
          </table:table-cell>
          <table:table-cell table:style-name="Tableau12.A2" office:value-type="string">
            <text:p text:style-name="P134">chaîne de caractères</text:p>
          </table:table-cell>
          <table:table-cell table:style-name="Tableau12.C2" office:value-type="string">
            <text:p text:style-name="P134">Nom du <text:span text:style-name="T56">groupe</text:span></text:p>
          </table:table-cell>
        </table:table-row>
        <table:table-row>
          <table:table-cell table:style-name="Tableau12.A2" office:value-type="string">
            <text:p text:style-name="P175">genre</text:p>
          </table:table-cell>
          <table:table-cell table:style-name="Tableau12.A2" office:value-type="string">
            <text:p text:style-name="P141">entier</text:p>
          </table:table-cell>
          <table:table-cell table:style-name="Tableau12.C2" office:value-type="string">
            <text:p text:style-name="P141">Identifiant du genre du groupe</text:p>
          </table:table-cell>
        </table:table-row>
        <table:table-row>
          <table:table-cell table:style-name="Tableau12.A2" office:value-type="string">
            <text:p text:style-name="P189">membres</text:p>
          </table:table-cell>
          <table:table-cell table:style-name="Tableau12.A2" office:value-type="string">
            <text:p text:style-name="P141">liste d'entiers</text:p>
          </table:table-cell>
          <table:table-cell table:style-name="Tableau12.C2" office:value-type="string">
            <text:p text:style-name="P141">Identifiants des <text:span text:style-name="T66">pratiques des musiciens du groupe</text:span></text:p>
          </table:table-cell>
        </table:table-row>
        <table:table-row>
          <table:table-cell table:style-name="Tableau12.A2" office:value-type="string">
            <text:p text:style-name="P189">date_entree</text:p>
          </table:table-cell>
          <table:table-cell table:style-name="Tableau12.A2" office:value-type="string">
            <text:p text:style-name="P156">date</text:p>
          </table:table-cell>
          <table:table-cell table:style-name="Tableau12.C2" office:value-type="string">
            <text:p text:style-name="P156">Date d'entrée de chacun des musiciens du groupe</text:p>
          </table:table-cell>
        </table:table-row>
      </table:table>
      <text:p text:style-name="P17"><text:span text:style-name="T1"><text:tab/></text:span></text:p>
      <text:p text:style-name="P74"><text:span text:style-name="T56"><text:tab/>ex : </text:span></text:p>
      <text:p text:style-name="P74">nom=The Rolling Pierre&amp;genre=2&amp;membres=4,5&amp;date_entree=2019-01-01,2019-01-01</text:p>
      <text:p text:style-name="P78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9"><text:soft-page-break/><text:span text:style-name="T68">POST</text:span> /<text:span text:style-name="T55">concert</text:span>/<text:span text:style-name="T68">create.</text:span>php</text:p>
      <text:p text:style-name="P75"/>
      <table:table table:name="Tableau13" table:style-name="Tableau13">
        <table:table-column table:style-name="Tableau13.A"/>
        <table:table-column table:style-name="Tableau13.B" table:number-columns-repeated="2"/>
        <table:table-row>
          <table:table-cell table:style-name="Tableau13.A1" office:value-type="string">
            <text:p text:style-name="P94">Clef</text:p>
          </table:table-cell>
          <table:table-cell table:style-name="Tableau13.A1" office:value-type="string">
            <text:p text:style-name="P108">Type</text:p>
          </table:table-cell>
          <table:table-cell table:style-name="Tableau13.C1" office:value-type="string">
            <text:p text:style-name="P121">Sens</text:p>
          </table:table-cell>
        </table:table-row>
        <table:table-row>
          <table:table-cell table:style-name="Tableau13.A2" office:value-type="string">
            <text:p text:style-name="P178">date<text:span text:style-name="T68">_concert</text:span></text:p>
          </table:table-cell>
          <table:table-cell table:style-name="Tableau13.A2" office:value-type="string">
            <text:p text:style-name="P144">date</text:p>
          </table:table-cell>
          <table:table-cell table:style-name="Tableau13.C2" office:value-type="string">
            <text:p text:style-name="P144">Date <text:span text:style-name="T68">du concert</text:span></text:p>
          </table:table-cell>
        </table:table-row>
        <table:table-row>
          <table:table-cell table:style-name="Tableau13.A2" office:value-type="string">
            <text:p text:style-name="P178">groupe</text:p>
          </table:table-cell>
          <table:table-cell table:style-name="Tableau13.A2" office:value-type="string">
            <text:p text:style-name="P144">entier</text:p>
          </table:table-cell>
          <table:table-cell table:style-name="Tableau13.C2" office:value-type="string">
            <text:p text:style-name="P144">Identifiant du groupe<text:span text:style-name="T68"> du concert</text:span></text:p>
          </table:table-cell>
        </table:table-row>
        <table:table-row>
          <table:table-cell table:style-name="Tableau13.A2" office:value-type="string">
            <text:p text:style-name="P178">salle</text:p>
          </table:table-cell>
          <table:table-cell table:style-name="Tableau13.A2" office:value-type="string">
            <text:p text:style-name="P144">entier</text:p>
          </table:table-cell>
          <table:table-cell table:style-name="Tableau13.C2" office:value-type="string">
            <text:p text:style-name="P144">Identifiant de la salle<text:span text:style-name="T68"> où le concert a lieu</text:span></text:p>
          </table:table-cell>
        </table:table-row>
      </table:table>
      <text:p text:style-name="P75"/>
      <text:p text:style-name="P80"><text:tab/>ex : date_concert=2019-06-03&amp;groupe=1&amp;salle=3</text:p>
      <text:p text:style-name="P80"/>
      <text:p text:style-name="P80">POST /instrument/create.php</text:p>
      <text:p text:style-name="P80"/>
      <text:p text:style-name="P80"/>
      <table:table table:name="Tableau14" table:style-name="Tableau14">
        <table:table-column table:style-name="Tableau14.A"/>
        <table:table-column table:style-name="Tableau14.B" table:number-columns-repeated="2"/>
        <table:table-row>
          <table:table-cell table:style-name="Tableau14.A1" office:value-type="string">
            <text:p text:style-name="P95">Clef</text:p>
          </table:table-cell>
          <table:table-cell table:style-name="Tableau14.A1" office:value-type="string">
            <text:p text:style-name="P109">Type</text:p>
          </table:table-cell>
          <table:table-cell table:style-name="Tableau14.C1" office:value-type="string">
            <text:p text:style-name="P122">Sens</text:p>
          </table:table-cell>
        </table:table-row>
        <table:table-row table:style-name="Tableau14.2">
          <table:table-cell table:style-name="Tableau14.A2" office:value-type="string">
            <text:p text:style-name="P169">nom</text:p>
          </table:table-cell>
          <table:table-cell table:style-name="Tableau14.A2" office:value-type="string">
            <text:p text:style-name="P135">chaîne de caractères</text:p>
          </table:table-cell>
          <table:table-cell table:style-name="Tableau14.C2" office:value-type="string">
            <text:p text:style-name="P135">Nom d<text:span text:style-name="T58">e l'instrument</text:span></text:p>
          </table:table-cell>
        </table:table-row>
      </table:table>
      <text:p text:style-name="P80"><text:tab/>ex : nom=Sitar</text:p>
      <text:p text:style-name="P80"/>
      <text:p text:style-name="P80">POST /salle/create.php</text:p>
      <text:p text:style-name="P80"/>
      <table:table table:name="Tableau15" table:style-name="Tableau15">
        <table:table-column table:style-name="Tableau15.A"/>
        <table:table-column table:style-name="Tableau15.B" table:number-columns-repeated="2"/>
        <table:table-row>
          <table:table-cell table:style-name="Tableau15.A1" office:value-type="string">
            <text:p text:style-name="P95">Clef</text:p>
          </table:table-cell>
          <table:table-cell table:style-name="Tableau15.A1" office:value-type="string">
            <text:p text:style-name="P109">Type</text:p>
          </table:table-cell>
          <table:table-cell table:style-name="Tableau15.C1" office:value-type="string">
            <text:p text:style-name="P122">Sens</text:p>
          </table:table-cell>
        </table:table-row>
        <table:table-row table:style-name="Tableau15.2">
          <table:table-cell table:style-name="Tableau15.A2" office:value-type="string">
            <text:p text:style-name="P169">nom</text:p>
          </table:table-cell>
          <table:table-cell table:style-name="Tableau15.A2" office:value-type="string">
            <text:p text:style-name="P135">chaîne de caractères</text:p>
          </table:table-cell>
          <table:table-cell table:style-name="Tableau15.C2" office:value-type="string">
            <text:p text:style-name="P135">Nom d<text:span text:style-name="T58">e <text:s/>la salle</text:span></text:p>
          </table:table-cell>
        </table:table-row>
        <table:table-row table:style-name="Tableau15.2">
          <table:table-cell table:style-name="Tableau15.A2" office:value-type="string">
            <text:p text:style-name="P181">capacite</text:p>
          </table:table-cell>
          <table:table-cell table:style-name="Tableau15.A2" office:value-type="string">
            <text:p text:style-name="P148">entier</text:p>
          </table:table-cell>
          <table:table-cell table:style-name="Tableau15.C2" office:value-type="string">
            <text:p text:style-name="P148">Nombre de places <text:span text:style-name="T68">de la salle</text:span></text:p>
          </table:table-cell>
        </table:table-row>
        <table:table-row table:style-name="Tableau15.2">
          <table:table-cell table:style-name="Tableau15.A2" office:value-type="string">
            <text:p text:style-name="P184">ville</text:p>
          </table:table-cell>
          <table:table-cell table:style-name="Tableau15.A2" office:value-type="string">
            <text:p text:style-name="P151">entier</text:p>
          </table:table-cell>
          <table:table-cell table:style-name="Tableau15.C2" office:value-type="string">
            <text:p text:style-name="P151">Identifiant de la ville<text:span text:style-name="T68"> où se situe la salle</text:span></text:p>
          </table:table-cell>
        </table:table-row>
      </table:table>
      <text:p text:style-name="P80"/>
      <text:p text:style-name="P85"><text:span text:style-name="T64"><text:tab/>ex : </text:span><text:span text:style-name="T61">nom= La 1B040&amp;capacite=50&amp;ville=1</text:span></text:p>
      <text:p text:style-name="P85"><text:span text:style-name="T61"/></text:p>
      <text:p text:style-name="P81">POST /genre/create.php</text:p>
      <text:p text:style-name="P76"/>
      <table:table table:name="Tableau16" table:style-name="Tableau16">
        <table:table-column table:style-name="Tableau16.A"/>
        <table:table-column table:style-name="Tableau16.B" table:number-columns-repeated="2"/>
        <table:table-row>
          <table:table-cell table:style-name="Tableau16.A1" office:value-type="string">
            <text:p text:style-name="P95">Clef</text:p>
          </table:table-cell>
          <table:table-cell table:style-name="Tableau16.A1" office:value-type="string">
            <text:p text:style-name="P109">Type</text:p>
          </table:table-cell>
          <table:table-cell table:style-name="Tableau16.C1" office:value-type="string">
            <text:p text:style-name="P122">Sens</text:p>
          </table:table-cell>
        </table:table-row>
        <table:table-row table:style-name="Tableau16.2">
          <table:table-cell table:style-name="Tableau16.A2" office:value-type="string">
            <text:p text:style-name="P169">nom</text:p>
          </table:table-cell>
          <table:table-cell table:style-name="Tableau16.A2" office:value-type="string">
            <text:p text:style-name="P135">chaîne de caractères</text:p>
          </table:table-cell>
          <table:table-cell table:style-name="Tableau16.C2" office:value-type="string">
            <text:p text:style-name="P135">Nom d<text:span text:style-name="T59">u genre</text:span></text:p>
          </table:table-cell>
        </table:table-row>
      </table:table>
      <text:p text:style-name="P82"><text:tab/></text:p>
      <text:p text:style-name="P82"><text:tab/><text:span text:style-name="T68">ex : </text:span>nom= Musette</text:p>
      <text:p text:style-name="P82"/>
      <text:p text:style-name="P82">POST /ville/create.php</text:p>
      <text:p text:style-name="P82"/>
      <text:p text:style-name="P82"/>
      <table:table table:name="Tableau17" table:style-name="Tableau17">
        <table:table-column table:style-name="Tableau17.A"/>
        <table:table-column table:style-name="Tableau17.B" table:number-columns-repeated="2"/>
        <table:table-row>
          <table:table-cell table:style-name="Tableau17.A1" office:value-type="string">
            <text:p text:style-name="P96">Clef</text:p>
          </table:table-cell>
          <table:table-cell table:style-name="Tableau17.A1" office:value-type="string">
            <text:p text:style-name="P110">Type</text:p>
          </table:table-cell>
          <table:table-cell table:style-name="Tableau17.C1" office:value-type="string">
            <text:p text:style-name="P123">Sens</text:p>
          </table:table-cell>
        </table:table-row>
        <table:table-row table:style-name="Tableau17.2">
          <table:table-cell table:style-name="Tableau17.A2" office:value-type="string">
            <text:p text:style-name="P170">nom</text:p>
          </table:table-cell>
          <table:table-cell table:style-name="Tableau17.A2" office:value-type="string">
            <text:p text:style-name="P136">chaîne de caractères</text:p>
          </table:table-cell>
          <table:table-cell table:style-name="Tableau17.C2" office:value-type="string">
            <text:p text:style-name="P136">Nom d<text:span text:style-name="T60">e la ville</text:span></text:p>
          </table:table-cell>
        </table:table-row>
        <table:table-row table:style-name="Tableau17.2">
          <table:table-cell table:style-name="Tableau17.A2" office:value-type="string">
            <text:p text:style-name="P187">code_<text:span text:style-name="T69">postal</text:span></text:p>
          </table:table-cell>
          <table:table-cell table:style-name="Tableau17.A2" office:value-type="string">
            <text:p text:style-name="P154">entier</text:p>
          </table:table-cell>
          <table:table-cell table:style-name="Tableau17.C2" office:value-type="string">
            <text:p text:style-name="P154"><text:span text:style-name="T69">C</text:span>ode postal<text:span text:style-name="T69"> de la ville</text:span></text:p>
          </table:table-cell>
        </table:table-row>
      </table:table>
      <text:p text:style-name="P82"/>
      <text:p text:style-name="P82"><text:tab/>ex : nom=Lille&amp;code_postal=59000</text:p>
      <text:p text:style-name="P82"/>
      <text:p text:style-name="P72"/>
      <text:p text:style-name="P72"/>
      <text:p text:style-name="P72"><text:soft-page-break/>Requêtes <text:span text:style-name="T65">PUT</text:span></text:p>
      <text:p text:style-name="P64"/>
      <text:p text:style-name="P11"><text:span text:style-name="T11">Type de p</text:span><text:span text:style-name="T1">aramètres :</text:span><text:span text:style-name="T11"> </text:span><text:span text:style-name="T12">URL</text:span></text:p>
      <text:p text:style-name="P20"><text:span text:style-name="T5">-- </text:span><text:span text:style-name="T12">Mets à jour</text:span><text:span text:style-name="T4"> un </text:span><text:span text:style-name="T11">enregistrement</text:span><text:span text:style-name="T4"> à partir des critères renseignés.</text:span></text:p>
      <text:p text:style-name="P83">-- <text:span text:style-name="T69">L' identifiant de l'enregistrement à modifier est obligatoire, les autres paramètres sont facultatifs.</text:span></text:p>
      <text:p text:style-name="P84">-- Renvoie un message <text:s/>d'erreur et l'identifiant si <text:span text:style-name="T65">ce dernier </text:span>ne correspond à aucun <text:span text:style-name="T51">enregistrement</text:span>.</text:p>
      <text:p text:style-name="P49"/>
      <text:p text:style-name="P1"><text:span text:style-name="T1">PUT /musicien/update.php</text:span></text:p>
      <text:p text:style-name="P8"><text:span text:style-name="T3"><text:tab/></text:span><text:span text:style-name="T1">-- </text:span><text:span text:style-name="T12">NOTE : </text:span><text:span text:style-name="T13">I</text:span><text:span text:style-name="T1">l faut fournir autant d'éléments à </text:span><text:span text:style-name="T42">annees_debut</text:span><text:span text:style-name="T1"> qu'à </text:span><text:span text:style-name="T42">instruments.</text:span></text:p>
      <text:p text:style-name="P23"><text:span text:style-name="T3"><text:tab/></text:span></text:p>
      <table:table table:name="Tableau4" table:style-name="Tableau4">
        <table:table-column table:style-name="Tableau4.A"/>
        <table:table-column table:style-name="Tableau4.B" table:number-columns-repeated="2"/>
        <table:table-row>
          <table:table-cell table:style-name="Tableau4.A1" office:value-type="string">
            <text:p text:style-name="P88">Clef</text:p>
          </table:table-cell>
          <table:table-cell table:style-name="Tableau4.A1" office:value-type="string">
            <text:p text:style-name="P103">Type</text:p>
          </table:table-cell>
          <table:table-cell table:style-name="Tableau4.C1" office:value-type="string">
            <text:p text:style-name="P115">Sens</text:p>
          </table:table-cell>
        </table:table-row>
        <table:table-row>
          <table:table-cell table:style-name="Tableau4.A2" office:value-type="string">
            <text:p text:style-name="P176">id</text:p>
          </table:table-cell>
          <table:table-cell table:style-name="Tableau4.A2" office:value-type="string">
            <text:p text:style-name="P142">entier</text:p>
          </table:table-cell>
          <table:table-cell table:style-name="Tableau4.C2" office:value-type="string">
            <text:p text:style-name="P142">identifiant du musicien</text:p>
          </table:table-cell>
        </table:table-row>
        <table:table-row>
          <table:table-cell table:style-name="Tableau4.A2" office:value-type="string">
            <text:p text:style-name="P164">nom</text:p>
          </table:table-cell>
          <table:table-cell table:style-name="Tableau4.A2" office:value-type="string">
            <text:p text:style-name="P130">chaîne de caractères</text:p>
          </table:table-cell>
          <table:table-cell table:style-name="Tableau4.C2" office:value-type="string">
            <text:p text:style-name="P130">Nom du musicien</text:p>
          </table:table-cell>
        </table:table-row>
        <table:table-row>
          <table:table-cell table:style-name="Tableau4.A2" office:value-type="string">
            <text:p text:style-name="P164">prenom</text:p>
          </table:table-cell>
          <table:table-cell table:style-name="Tableau4.A2" office:value-type="string">
            <text:p text:style-name="P130">chaîne de caractères</text:p>
          </table:table-cell>
          <table:table-cell table:style-name="Tableau4.C2" office:value-type="string">
            <text:p text:style-name="P130">Prénom du musicien</text:p>
          </table:table-cell>
        </table:table-row>
        <table:table-row>
          <table:table-cell table:style-name="Tableau4.A2" office:value-type="string">
            <text:p text:style-name="P164">date_apres</text:p>
          </table:table-cell>
          <table:table-cell table:style-name="Tableau4.A2" office:value-type="string">
            <text:p text:style-name="P130">date</text:p>
          </table:table-cell>
          <table:table-cell table:style-name="Tableau4.C2" office:value-type="string">
            <text:p text:style-name="P130">Date <text:span text:style-name="T47">après laquelle le musicien est né</text:span></text:p>
          </table:table-cell>
        </table:table-row>
        <table:table-row>
          <table:table-cell table:style-name="Tableau4.A2" office:value-type="string">
            <text:p text:style-name="P164">date_avant</text:p>
          </table:table-cell>
          <table:table-cell table:style-name="Tableau4.A2" office:value-type="string">
            <text:p text:style-name="P130">date</text:p>
          </table:table-cell>
          <table:table-cell table:style-name="Tableau4.C2" office:value-type="string">
            <text:p text:style-name="P115">Date avant laquelle le musicien est né</text:p>
          </table:table-cell>
        </table:table-row>
        <table:table-row>
          <table:table-cell table:style-name="Tableau4.A2" office:value-type="string">
            <text:p text:style-name="P164">ville</text:p>
          </table:table-cell>
          <table:table-cell table:style-name="Tableau4.A2" office:value-type="string">
            <text:p text:style-name="P130">entier</text:p>
          </table:table-cell>
          <table:table-cell table:style-name="Tableau4.C2" office:value-type="string">
            <text:p text:style-name="P115">identifiant de la ville du musicien</text:p>
          </table:table-cell>
        </table:table-row>
        <table:table-row>
          <table:table-cell table:style-name="Tableau4.A2" office:value-type="string">
            <text:p text:style-name="P164">genres</text:p>
          </table:table-cell>
          <table:table-cell table:style-name="Tableau4.A2" office:value-type="string">
            <text:p text:style-name="P130">liste d'entiers</text:p>
          </table:table-cell>
          <table:table-cell table:style-name="Tableau4.C2" office:value-type="string">
            <text:p text:style-name="P130">Identifiants des genres du musicien</text:p>
          </table:table-cell>
        </table:table-row>
        <table:table-row>
          <table:table-cell table:style-name="Tableau4.A2" office:value-type="string">
            <text:p text:style-name="P164">instruments</text:p>
          </table:table-cell>
          <table:table-cell table:style-name="Tableau4.A2" office:value-type="string">
            <text:p text:style-name="P130">liste d'entiers</text:p>
          </table:table-cell>
          <table:table-cell table:style-name="Tableau4.C2" office:value-type="string">
            <text:p text:style-name="P130">Identifiants des instruments du musicien</text:p>
          </table:table-cell>
        </table:table-row>
        <table:table-row>
          <table:table-cell table:style-name="Tableau4.A2" office:value-type="string">
            <text:p text:style-name="P160">annee_debut</text:p>
          </table:table-cell>
          <table:table-cell table:style-name="Tableau4.A2" office:value-type="string">
            <text:p text:style-name="P115">liste d'années (entiers entre 1950 et 2050)</text:p>
          </table:table-cell>
          <table:table-cell table:style-name="Tableau4.C2" office:value-type="string">
            <text:p text:style-name="P115">Année de début de pratique de chaque instrument du musicien</text:p>
          </table:table-cell>
        </table:table-row>
      </table:table>
      <text:p text:style-name="P21"><text:span text:style-name="T1"><text:tab/></text:span></text:p>
      <text:p text:style-name="P21"><text:span text:style-name="T13"><text:tab/></text:span><text:span text:style-name="T1">ex : </text:span><text:span text:style-name="T14">/</text:span><text:span text:style-name="T22">musicien/update.phpid=</text:span><text:span text:style-name="T23">6</text:span><text:span text:style-name="T22">&amp;prenom=</text:span><text:span text:style-name="T23">Johnny</text:span><text:span text:style-name="T22">&amp;instruments=</text:span><text:span text:style-name="T23">13</text:span><text:span text:style-name="T22">,8&amp;annee_debut=1956, 1967</text:span></text:p>
      <text:p text:style-name="P21"><text:span text:style-name="T22"/></text:p>
      <text:p text:style-name="P21"><text:span text:style-name="T22"/></text:p>
      <text:p text:style-name="P7"><text:span text:style-name="T25">PUT</text:span><text:span text:style-name="T22"> /</text:span><text:span text:style-name="T24">groupe</text:span><text:span text:style-name="T22">/</text:span><text:span text:style-name="T25">update</text:span><text:span text:style-name="T22">.php</text:span></text:p>
      <text:p text:style-name="P21"><text:span text:style-name="T22"/></text:p>
      <table:table table:name="Tableau18" table:style-name="Tableau18">
        <table:table-column table:style-name="Tableau18.A"/>
        <table:table-column table:style-name="Tableau18.B" table:number-columns-repeated="2"/>
        <table:table-row>
          <table:table-cell table:style-name="Tableau18.A1" office:value-type="string">
            <text:p text:style-name="P93">Clef</text:p>
          </table:table-cell>
          <table:table-cell table:style-name="Tableau18.A1" office:value-type="string">
            <text:p text:style-name="P107">Type</text:p>
          </table:table-cell>
          <table:table-cell table:style-name="Tableau18.C1" office:value-type="string">
            <text:p text:style-name="P120">Sens</text:p>
          </table:table-cell>
        </table:table-row>
        <table:table-row>
          <table:table-cell table:style-name="Tableau18.A2" office:value-type="string">
            <text:p text:style-name="P190">id</text:p>
          </table:table-cell>
          <table:table-cell table:style-name="Tableau18.A2" office:value-type="string">
            <text:p text:style-name="P157">entier</text:p>
          </table:table-cell>
          <table:table-cell table:style-name="Tableau18.C2" office:value-type="string">
            <text:p text:style-name="P157">Identifiant du groupe</text:p>
          </table:table-cell>
        </table:table-row>
        <table:table-row>
          <table:table-cell table:style-name="Tableau18.A2" office:value-type="string">
            <text:p text:style-name="P168">nom</text:p>
          </table:table-cell>
          <table:table-cell table:style-name="Tableau18.A2" office:value-type="string">
            <text:p text:style-name="P134">chaîne de caractères</text:p>
          </table:table-cell>
          <table:table-cell table:style-name="Tableau18.C2" office:value-type="string">
            <text:p text:style-name="P134">Nom du <text:span text:style-name="T56">groupe</text:span></text:p>
          </table:table-cell>
        </table:table-row>
        <table:table-row>
          <table:table-cell table:style-name="Tableau18.A2" office:value-type="string">
            <text:p text:style-name="P175">genre</text:p>
          </table:table-cell>
          <table:table-cell table:style-name="Tableau18.A2" office:value-type="string">
            <text:p text:style-name="P141">entier</text:p>
          </table:table-cell>
          <table:table-cell table:style-name="Tableau18.C2" office:value-type="string">
            <text:p text:style-name="P141">Identifiant du genre du groupe</text:p>
          </table:table-cell>
        </table:table-row>
        <table:table-row>
          <table:table-cell table:style-name="Tableau18.A2" office:value-type="string">
            <text:p text:style-name="P189">membres</text:p>
          </table:table-cell>
          <table:table-cell table:style-name="Tableau18.A2" office:value-type="string">
            <text:p text:style-name="P141">liste d'entiers</text:p>
          </table:table-cell>
          <table:table-cell table:style-name="Tableau18.C2" office:value-type="string">
            <text:p text:style-name="P141">Identifiants des <text:span text:style-name="T66">pratiques des musiciens du groupe</text:span></text:p>
          </table:table-cell>
        </table:table-row>
        <table:table-row>
          <table:table-cell table:style-name="Tableau18.A2" office:value-type="string">
            <text:p text:style-name="P189">date_entree</text:p>
          </table:table-cell>
          <table:table-cell table:style-name="Tableau18.A2" office:value-type="string">
            <text:p text:style-name="P156">date</text:p>
          </table:table-cell>
          <table:table-cell table:style-name="Tableau18.C2" office:value-type="string">
            <text:p text:style-name="P156">Date d'entrée de chacun des musiciens du groupe</text:p>
          </table:table-cell>
        </table:table-row>
      </table:table>
      <text:p text:style-name="P56"><text:span text:style-name="T33"><text:tab/>ex : </text:span><text:span text:style-name="T35">/</text:span><text:span text:style-name="T26">groupe/update.php?id=12&amp;nom=System of a UML</text:span><text:span text:style-name="T33">&amp;</text:span><text:span text:style-name="T26">membres=1,9&amp;date_entree=1997-04-26, 2003-05-10</text:span></text:p>
      <text:p text:style-name="P56"><text:span text:style-name="T26"/></text:p>
      <text:p text:style-name="P56"><text:span text:style-name="T26"/></text:p>
      <text:p text:style-name="P56"><text:span text:style-name="T26"/></text:p>
      <text:p text:style-name="P57"><text:soft-page-break/><text:span text:style-name="T26">PUT /concert/update.php</text:span></text:p>
      <text:p text:style-name="P56"><text:span text:style-name="T26"/></text:p>
      <table:table table:name="Tableau19" table:style-name="Tableau19">
        <table:table-column table:style-name="Tableau19.A"/>
        <table:table-column table:style-name="Tableau19.B" table:number-columns-repeated="2"/>
        <table:table-row>
          <table:table-cell table:style-name="Tableau19.A1" office:value-type="string">
            <text:p text:style-name="P97">Clef</text:p>
          </table:table-cell>
          <table:table-cell table:style-name="Tableau19.A1" office:value-type="string">
            <text:p text:style-name="P111">Type</text:p>
          </table:table-cell>
          <table:table-cell table:style-name="Tableau19.C1" office:value-type="string">
            <text:p text:style-name="P124">Sens</text:p>
          </table:table-cell>
        </table:table-row>
        <table:table-row table:style-name="Tableau19.2">
          <table:table-cell table:style-name="Tableau19.A2" office:value-type="string">
            <text:p text:style-name="P191">id</text:p>
          </table:table-cell>
          <table:table-cell table:style-name="Tableau19.A2" office:value-type="string">
            <text:p text:style-name="P158">entier</text:p>
          </table:table-cell>
          <table:table-cell table:style-name="Tableau19.C2" office:value-type="string">
            <text:p text:style-name="P158">Identifiant du concert</text:p>
          </table:table-cell>
        </table:table-row>
        <table:table-row table:style-name="Tableau19.2">
          <table:table-cell table:style-name="Tableau19.A2" office:value-type="string">
            <text:p text:style-name="P171">nom</text:p>
          </table:table-cell>
          <table:table-cell table:style-name="Tableau19.A2" office:value-type="string">
            <text:p text:style-name="P137">chaîne de caractères</text:p>
          </table:table-cell>
          <table:table-cell table:style-name="Tableau19.C2" office:value-type="string">
            <text:p text:style-name="P137">Nom du <text:span text:style-name="T57">concert</text:span></text:p>
          </table:table-cell>
        </table:table-row>
        <table:table-row>
          <table:table-cell table:style-name="Tableau19.A2" office:value-type="string">
            <text:p text:style-name="P179">date<text:span text:style-name="T68">_concert</text:span></text:p>
          </table:table-cell>
          <table:table-cell table:style-name="Tableau19.A2" office:value-type="string">
            <text:p text:style-name="P145">date</text:p>
          </table:table-cell>
          <table:table-cell table:style-name="Tableau19.C2" office:value-type="string">
            <text:p text:style-name="P145">Date <text:span text:style-name="T68">du concert</text:span></text:p>
          </table:table-cell>
        </table:table-row>
        <table:table-row>
          <table:table-cell table:style-name="Tableau19.A2" office:value-type="string">
            <text:p text:style-name="P179">groupe</text:p>
          </table:table-cell>
          <table:table-cell table:style-name="Tableau19.A2" office:value-type="string">
            <text:p text:style-name="P145">entier</text:p>
          </table:table-cell>
          <table:table-cell table:style-name="Tableau19.C2" office:value-type="string">
            <text:p text:style-name="P145">Identifiant du groupe<text:span text:style-name="T68"> du concert</text:span></text:p>
          </table:table-cell>
        </table:table-row>
        <table:table-row>
          <table:table-cell table:style-name="Tableau19.A2" office:value-type="string">
            <text:p text:style-name="P179">salle</text:p>
          </table:table-cell>
          <table:table-cell table:style-name="Tableau19.A2" office:value-type="string">
            <text:p text:style-name="P145">entier</text:p>
          </table:table-cell>
          <table:table-cell table:style-name="Tableau19.C2" office:value-type="string">
            <text:p text:style-name="P145">Identifiant de la salle<text:span text:style-name="T68"> où le concert a lieu</text:span></text:p>
          </table:table-cell>
        </table:table-row>
      </table:table>
      <text:p text:style-name="P59"><text:span text:style-name="T34"><text:tab/>ex : </text:span><text:span text:style-name="T35">/</text:span><text:span text:style-name="T26">concert/update.php?id=17&amp;date_concert=2019-06-10&amp;groupe=12</text:span></text:p>
      <text:p text:style-name="P59"><text:span text:style-name="T26"/></text:p>
      <text:p text:style-name="P58"><text:span text:style-name="T26">PUT /instrument/update.php</text:span></text:p>
      <text:p text:style-name="P59"><text:span text:style-name="T26"/></text:p>
      <table:table table:name="Tableau21" table:style-name="Tableau21">
        <table:table-column table:style-name="Tableau21.A"/>
        <table:table-column table:style-name="Tableau21.B" table:number-columns-repeated="2"/>
        <table:table-row>
          <table:table-cell table:style-name="Tableau21.A1" office:value-type="string">
            <text:p text:style-name="P98">Clef</text:p>
          </table:table-cell>
          <table:table-cell table:style-name="Tableau21.A1" office:value-type="string">
            <text:p text:style-name="P112">Type</text:p>
          </table:table-cell>
          <table:table-cell table:style-name="Tableau21.C1" office:value-type="string">
            <text:p text:style-name="P125">Sens</text:p>
          </table:table-cell>
        </table:table-row>
        <table:table-row table:style-name="Tableau21.2">
          <table:table-cell table:style-name="Tableau21.A2" office:value-type="string">
            <text:p text:style-name="P192">id</text:p>
          </table:table-cell>
          <table:table-cell table:style-name="Tableau21.A2" office:value-type="string">
            <text:p text:style-name="P159">Entier</text:p>
          </table:table-cell>
          <table:table-cell table:style-name="Tableau21.C2" office:value-type="string">
            <text:p text:style-name="P159">Identifiant de l'instrument</text:p>
          </table:table-cell>
        </table:table-row>
        <table:table-row table:style-name="Tableau21.2">
          <table:table-cell table:style-name="Tableau21.A2" office:value-type="string">
            <text:p text:style-name="P172">nom</text:p>
          </table:table-cell>
          <table:table-cell table:style-name="Tableau21.A2" office:value-type="string">
            <text:p text:style-name="P138">chaîne de caractères</text:p>
          </table:table-cell>
          <table:table-cell table:style-name="Tableau21.C2" office:value-type="string">
            <text:p text:style-name="P138">Nom d<text:span text:style-name="T58">e l'instrument</text:span></text:p>
          </table:table-cell>
        </table:table-row>
      </table:table>
      <text:p text:style-name="P59"><text:span text:style-name="T26"/></text:p>
      <text:p text:style-name="P59"><text:span text:style-name="T34"><text:tab/>ex : </text:span><text:span text:style-name="T35">/</text:span><text:span text:style-name="T26">instrument/update.php?id=16&amp;nom=Sitar</text:span></text:p>
      <text:p text:style-name="P59"><text:span text:style-name="T26"/></text:p>
      <text:p text:style-name="P60"><text:span text:style-name="T26">PUT /salle/update.php</text:span></text:p>
      <text:p text:style-name="P60"><text:span text:style-name="T26"/></text:p>
      <table:table table:name="Tableau22" table:style-name="Tableau22">
        <table:table-column table:style-name="Tableau22.A"/>
        <table:table-column table:style-name="Tableau22.B" table:number-columns-repeated="2"/>
        <table:table-row>
          <table:table-cell table:style-name="Tableau22.A1" office:value-type="string">
            <text:p text:style-name="P99">Clef</text:p>
          </table:table-cell>
          <table:table-cell table:style-name="Tableau22.A1" office:value-type="string">
            <text:p text:style-name="P113">Type</text:p>
          </table:table-cell>
          <table:table-cell table:style-name="Tableau22.C1" office:value-type="string">
            <text:p text:style-name="P126">Sens</text:p>
          </table:table-cell>
        </table:table-row>
        <table:table-row table:style-name="Tableau22.2">
          <table:table-cell table:style-name="Tableau22.A2" office:value-type="string">
            <text:p text:style-name="P173">nom</text:p>
          </table:table-cell>
          <table:table-cell table:style-name="Tableau22.A2" office:value-type="string">
            <text:p text:style-name="P139">chaîne de caractères</text:p>
          </table:table-cell>
          <table:table-cell table:style-name="Tableau22.C2" office:value-type="string">
            <text:p text:style-name="P139">Nom d<text:span text:style-name="T58">e <text:s/>la salle</text:span></text:p>
          </table:table-cell>
        </table:table-row>
        <table:table-row table:style-name="Tableau22.2">
          <table:table-cell table:style-name="Tableau22.A2" office:value-type="string">
            <text:p text:style-name="P182">capacite</text:p>
          </table:table-cell>
          <table:table-cell table:style-name="Tableau22.A2" office:value-type="string">
            <text:p text:style-name="P149">entier</text:p>
          </table:table-cell>
          <table:table-cell table:style-name="Tableau22.C2" office:value-type="string">
            <text:p text:style-name="P149">Nombre de places <text:span text:style-name="T68">de la salle</text:span></text:p>
          </table:table-cell>
        </table:table-row>
        <table:table-row table:style-name="Tableau22.2">
          <table:table-cell table:style-name="Tableau22.A2" office:value-type="string">
            <text:p text:style-name="P185">ville</text:p>
          </table:table-cell>
          <table:table-cell table:style-name="Tableau22.A2" office:value-type="string">
            <text:p text:style-name="P152">entier</text:p>
          </table:table-cell>
          <table:table-cell table:style-name="Tableau22.C2" office:value-type="string">
            <text:p text:style-name="P152">Identifiant de la ville<text:span text:style-name="T68"> où se situe la salle</text:span></text:p>
          </table:table-cell>
        </table:table-row>
      </table:table>
      <text:p text:style-name="P60"><text:span text:style-name="T26"/></text:p>
      <text:p text:style-name="P61"><text:span text:style-name="T36"><text:tab/>ex</text:span><text:span text:style-name="T38"> : </text:span><text:span text:style-name="T37">/salle/update.php?id=15&amp;nom=La 1B040&amp;capacite=50&amp;ville=1</text:span></text:p>
      <text:p text:style-name="P61"><text:span text:style-name="T37"/></text:p>
      <text:p text:style-name="P60"><text:span text:style-name="T26"/></text:p>
      <text:p text:style-name="P58"><text:span text:style-name="T26">PUT /genre/update.php</text:span></text:p>
      <text:p text:style-name="P59"><text:span text:style-name="T26"/></text:p>
      <table:table table:name="Tableau20" table:style-name="Tableau20">
        <table:table-column table:style-name="Tableau20.A"/>
        <table:table-column table:style-name="Tableau20.B" table:number-columns-repeated="2"/>
        <table:table-row>
          <table:table-cell table:style-name="Tableau20.A1" office:value-type="string">
            <text:p text:style-name="P98">Clef</text:p>
          </table:table-cell>
          <table:table-cell table:style-name="Tableau20.A1" office:value-type="string">
            <text:p text:style-name="P112">Type</text:p>
          </table:table-cell>
          <table:table-cell table:style-name="Tableau20.C1" office:value-type="string">
            <text:p text:style-name="P125">Sens</text:p>
          </table:table-cell>
        </table:table-row>
        <table:table-row table:style-name="Tableau20.2">
          <table:table-cell table:style-name="Tableau20.A2" office:value-type="string">
            <text:p text:style-name="P192">id</text:p>
          </table:table-cell>
          <table:table-cell table:style-name="Tableau20.A2" office:value-type="string">
            <text:p text:style-name="P159">entier</text:p>
          </table:table-cell>
          <table:table-cell table:style-name="Tableau20.C2" office:value-type="string">
            <text:p text:style-name="P159">Identifiant du genre</text:p>
          </table:table-cell>
        </table:table-row>
        <table:table-row table:style-name="Tableau20.2">
          <table:table-cell table:style-name="Tableau20.A2" office:value-type="string">
            <text:p text:style-name="P172">nom</text:p>
          </table:table-cell>
          <table:table-cell table:style-name="Tableau20.A2" office:value-type="string">
            <text:p text:style-name="P138">chaîne de caractères</text:p>
          </table:table-cell>
          <table:table-cell table:style-name="Tableau20.C2" office:value-type="string">
            <text:p text:style-name="P138">Nom d<text:span text:style-name="T59">u genre</text:span></text:p>
          </table:table-cell>
        </table:table-row>
      </table:table>
      <text:p text:style-name="P59"><text:span text:style-name="T34"><text:tab/>ex : </text:span><text:span text:style-name="T36">/</text:span><text:span text:style-name="T26">genre/update.php?id=12&amp;nom=Roots</text:span></text:p>
      <text:p text:style-name="P59"><text:span text:style-name="T26"/></text:p>
      <text:p text:style-name="P60"><text:span text:style-name="T26">PUT /ville/update.php</text:span></text:p>
      <text:p text:style-name="P60"><text:span text:style-name="T26"/></text:p>
      <text:p text:style-name="P60"><text:span text:style-name="T26"/></text:p>
      <table:table table:name="Tableau23" table:style-name="Tableau23">
        <table:table-column table:style-name="Tableau23.A"/>
        <table:table-column table:style-name="Tableau23.B" table:number-columns-repeated="2"/>
        <table:table-row>
          <table:table-cell table:style-name="Tableau23.A1" office:value-type="string">
            <text:p text:style-name="P99">Clef</text:p>
          </table:table-cell>
          <table:table-cell table:style-name="Tableau23.A1" office:value-type="string">
            <text:p text:style-name="P113">Type</text:p>
          </table:table-cell>
          <table:table-cell table:style-name="Tableau23.C1" office:value-type="string">
            <text:p text:style-name="P126">Sens</text:p>
          </table:table-cell>
        </table:table-row>
        <table:table-row table:style-name="Tableau23.2">
          <table:table-cell table:style-name="Tableau23.A2" office:value-type="string">
            <text:p text:style-name="P173">nom</text:p>
          </table:table-cell>
          <table:table-cell table:style-name="Tableau23.A2" office:value-type="string">
            <text:p text:style-name="P139">chaîne de caractères</text:p>
          </table:table-cell>
          <table:table-cell table:style-name="Tableau23.C2" office:value-type="string">
            <text:p text:style-name="P139">Nom d<text:span text:style-name="T60">e la ville</text:span></text:p>
          </table:table-cell>
        </table:table-row>
        <table:table-row table:style-name="Tableau23.2">
          <table:table-cell table:style-name="Tableau23.A2" office:value-type="string">
            <text:p text:style-name="P188">code_<text:span text:style-name="T69">postal</text:span></text:p>
          </table:table-cell>
          <table:table-cell table:style-name="Tableau23.A2" office:value-type="string">
            <text:p text:style-name="P155">entier</text:p>
          </table:table-cell>
          <table:table-cell table:style-name="Tableau23.C2" office:value-type="string">
            <text:p text:style-name="P155"><text:span text:style-name="T69">C</text:span>ode postal<text:span text:style-name="T69"> de la ville</text:span></text:p>
          </table:table-cell>
        </table:table-row>
      </table:table>
      <text:p text:style-name="P61"><text:span text:style-name="T34"/></text:p>
      <text:p text:style-name="P61"><text:span text:style-name="T34"><text:tab/></text:span><text:span text:style-name="T36">ex : /</text:span><text:span text:style-name="T26">ville/update.php?id=19&amp;nom=Marseille&amp;code_postal=13000</text:span></text:p>
      <text:p text:style-name="P59"><text:soft-page-break/><text:span text:style-name="T34"/></text:p>
      <text:p text:style-name="P59"><text:span text:style-name="T34"/></text:p>
      <text:p text:style-name="P18"><text:span text:style-name="T22"/></text:p>
      <text:p text:style-name="P71">Requêtes <text:span text:style-name="T70">DELETE</text:span></text:p>
      <text:p text:style-name="P65"/>
      <text:p text:style-name="P14"><text:span text:style-name="T7">Type de paramètres : </text:span><text:span text:style-name="T1">URL</text:span></text:p>
      <text:p text:style-name="P6"><text:span text:style-name="T54">-- Supprime l'enregistrement à l'identifiant renseigné, renvoie un message de confirmation</text:span></text:p>
      <text:p text:style-name="P28">-- Renvoie un message <text:s/>d'erreur et l'identifiant si <text:span text:style-name="T65">ce dernier </text:span>ne correspond à aucun <text:span text:style-name="T51">enregistrement</text:span>.</text:p>
      <text:p text:style-name="P35"/>
      <table:table table:name="Tableau24" table:style-name="Tableau24">
        <table:table-column table:style-name="Tableau24.A" table:number-columns-repeated="3"/>
        <table:table-row table:style-name="Tableau24.1">
          <table:table-cell table:style-name="Tableau24.A1" office:value-type="string">
            <text:p text:style-name="P100">Clef</text:p>
          </table:table-cell>
          <table:table-cell table:style-name="Tableau24.A1" office:value-type="string">
            <text:p text:style-name="P114">Type</text:p>
          </table:table-cell>
          <table:table-cell table:style-name="Tableau24.C1" office:value-type="string">
            <text:p text:style-name="P127">Sens</text:p>
          </table:table-cell>
        </table:table-row>
        <table:table-row>
          <table:table-cell table:style-name="Tableau24.A2" office:value-type="string">
            <text:p text:style-name="P161">id</text:p>
          </table:table-cell>
          <table:table-cell table:style-name="Tableau24.A2" office:value-type="string">
            <text:p text:style-name="P127">entier</text:p>
          </table:table-cell>
          <table:table-cell table:style-name="Tableau24.C2" office:value-type="string">
            <text:p text:style-name="P127">identifiant du musicien<text:span text:style-name="T51">, groupe, concert, instrument, salle, genre, ville</text:span></text:p>
          </table:table-cell>
        </table:table-row>
      </table:table>
      <text:p text:style-name="P30"><text:tab/><text:span text:style-name="T49">ex : /musicien/delete.php?id=3</text:span></text:p>
      <text:p text:style-name="P37"><text:tab/><text:span text:style-name="T49">ex : /</text:span>groupe<text:span text:style-name="T49">/delete.php?id=</text:span>2</text:p>
      <text:p text:style-name="P37"><text:tab/><text:span text:style-name="T49">ex : /</text:span>ville<text:span text:style-name="T49">/delete.php?id=</text:span>5</text:p>
      <text:p text:style-name="P87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2:59:32.999388013</meta:creation-date>
    <dc:date>2019-05-25T13:50:58.161775367</dc:date>
    <meta:editing-duration>PT4H34M28S</meta:editing-duration>
    <meta:editing-cycles>10</meta:editing-cycles>
    <meta:generator>LibreOffice/6.1.5.2$Linux_X86_64 LibreOffice_project/10$Build-2</meta:generator>
    <meta:document-statistic meta:table-count="23" meta:image-count="0" meta:object-count="0" meta:page-count="8" meta:paragraph-count="412" meta:word-count="1213" meta:character-count="8376" meta:non-whitespace-character-count="7496"/>
  </office:meta>
</office:document-meta>
</file>